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15cm"/>
    </style:style>
    <style:style style:name="co3" style:family="table-column">
      <style:table-column-properties fo:break-before="auto" style:column-width="3.17cm"/>
    </style:style>
    <style:style style:name="co4" style:family="table-column">
      <style:table-column-properties fo:break-before="auto" style:column-width="3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ext-properties fo:font-weight="normal" style:font-weight-asian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4" table:default-cell-style-name="ce4"/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Main Robocup Dataset 2- NN</text:p>
          </table:table-cell>
          <table:table-cell table:style-name="ce2" table:number-columns-repeated="2"/>
          <table:table-cell table:style-name="ce1" office:value-type="string">
            <text:p>2-NN</text:p>
          </table:table-cell>
          <table:table-cell table:style-name="ce1" office:value-type="string">
            <text:p>Radius Matching</text:p>
          </table:table-cell>
          <table:table-cell table:number-columns-repeated="2"/>
          <table:table-cell table:style-name="ce1" office:value-type="string">
            <text:p>Varying Lighting (All used for Graphing purposes)</text:p>
          </table:table-cell>
          <table:table-cell table:number-columns-repeated="5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Overlapping images</text:p>
          </table:table-cell>
          <table:table-cell table:style-name="ce2" table:number-columns-repeated="3"/>
          <table:table-cell table:number-columns-repeated="2"/>
          <table:table-cell office:value-type="string">
            <text:p>Scenario</text:p>
          </table:table-cell>
          <table:table-cell office:value-type="string">
            <text:p>Overlapping im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string">
            <text:p>Total Matches</text:p>
          </table:table-cell>
          <table:table-cell table:style-name="ce2" office:value-type="string">
            <text:p>Valid Matches</text:p>
          </table:table-cell>
          <table:table-cell table:style-name="ce2" office:value-type="string">
            <text:p>Invalid Matches</text:p>
          </table:table-cell>
          <table:table-cell table:style-name="ce2" office:value-type="string">
            <text:p>Mean Num Interest Points</text:p>
          </table:table-cell>
          <table:table-cell table:number-columns-repeated="3"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terest Poi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106.42">
            <text:p>106.42</text:p>
          </table:table-cell>
          <table:table-cell table:style-name="ce3" office:value-type="float" office:value="19.07">
            <text:p>19.07</text:p>
          </table:table-cell>
          <table:table-cell table:style-name="ce3" office:value-type="float" office:value="87.35">
            <text:p>87.35</text:p>
          </table:table-cell>
          <table:table-cell table:style-name="ce3" office:value-type="float" office:value="53.21">
            <text:p>53.21</text:p>
          </table:table-cell>
          <table:table-cell table:formula="of:=([.C4]/[.E4])" office:value-type="float" office:value="0.358391279834618">
            <text:p>0.358</text:p>
          </table:table-cell>
          <table:table-cell/>
          <table:table-cell office:value-type="string">
            <text:p>Original</text:p>
          </table:table-cell>
          <table:table-cell table:style-name="ce3" office:value-type="float" office:value="67.08">
            <text:p>67.08</text:p>
          </table:table-cell>
          <table:table-cell table:style-name="ce3" office:value-type="float" office:value="17.34">
            <text:p>17.34</text:p>
          </table:table-cell>
          <table:table-cell table:style-name="ce3" office:value-type="float" office:value="33.54">
            <text:p>33.54</text:p>
          </table:table-cell>
          <table:table-cell table:style-name="ce6" table:formula="of:=([.J4]/[.K4])" office:value-type="float" office:value="0.516994633273703">
            <text:p>0.517</text:p>
          </table:table-cell>
          <table:table-cell/>
        </table:table-row>
        <table:table-row table:style-name="ro1">
          <table:table-cell table:style-name="ce2" office:value-type="string">
            <text:p>BRISK</text:p>
          </table:table-cell>
          <table:table-cell table:style-name="ce3" office:value-type="float" office:value="105.8">
            <text:p>105.80</text:p>
          </table:table-cell>
          <table:table-cell table:style-name="ce3" office:value-type="float" office:value="17.16">
            <text:p>17.16</text:p>
          </table:table-cell>
          <table:table-cell table:style-name="ce3" office:value-type="float" office:value="88.64">
            <text:p>88.64</text:p>
          </table:table-cell>
          <table:table-cell table:style-name="ce3" office:value-type="float" office:value="52.9">
            <text:p>52.90</text:p>
          </table:table-cell>
          <table:table-cell table:formula="of:=([.C5]/[.E5])" office:value-type="float" office:value="0.324385633270321">
            <text:p>0.324</text:p>
          </table:table-cell>
          <table:table-cell/>
          <table:table-cell office:value-type="string">
            <text:p>Left fluorescent Light Off</text:p>
          </table:table-cell>
          <table:table-cell table:style-name="ce4" office:value-type="float" office:value="22.32">
            <text:p>22.32</text:p>
          </table:table-cell>
          <table:table-cell table:style-name="ce4" office:value-type="float" office:value="17.1">
            <text:p>17.10</text:p>
          </table:table-cell>
          <table:table-cell table:style-name="ce4" office:value-type="float" office:value="20.7">
            <text:p>20.70</text:p>
          </table:table-cell>
          <table:table-cell table:style-name="ce6" table:formula="of:=([.J5]/[.K5])" office:value-type="float" office:value="0.826086956521739">
            <text:p>0.826</text:p>
          </table:table-cell>
          <table:table-cell/>
        </table:table-row>
        <table:table-row table:style-name="ro1">
          <table:table-cell table:style-name="ce2" office:value-type="string">
            <text:p>BRISK0-SURF2D </text:p>
          </table:table-cell>
          <table:table-cell table:style-name="ce3" office:value-type="float" office:value="122.73">
            <text:p>122.73</text:p>
          </table:table-cell>
          <table:table-cell table:style-name="ce3" office:value-type="float" office:value="20.75">
            <text:p>20.75</text:p>
          </table:table-cell>
          <table:table-cell table:style-name="ce3" office:value-type="float" office:value="101.97">
            <text:p>101.97</text:p>
          </table:table-cell>
          <table:table-cell table:style-name="ce3" office:value-type="float" office:value="61.36">
            <text:p>61.36</text:p>
          </table:table-cell>
          <table:table-cell table:formula="of:=([.C6]/[.E6])" office:value-type="float" office:value="0.338168187744459">
            <text:p>0.338</text:p>
          </table:table-cell>
          <table:table-cell/>
          <table:table-cell office:value-type="string">
            <text:p>Right fluorescent light and Main Lights off</text:p>
          </table:table-cell>
          <table:table-cell table:style-name="ce4" office:value-type="float" office:value="25.35">
            <text:p>25.35</text:p>
          </table:table-cell>
          <table:table-cell table:style-name="ce4" office:value-type="float" office:value="20.31">
            <text:p>20.31</text:p>
          </table:table-cell>
          <table:table-cell table:style-name="ce4" office:value-type="float" office:value="21.5">
            <text:p>21.50</text:p>
          </table:table-cell>
          <table:table-cell table:style-name="ce6" table:formula="of:=([.J6]/[.K6])" office:value-type="float" office:value="0.944651162790698">
            <text:p>0.945</text:p>
          </table:table-cell>
          <table:table-cell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67.08">
            <text:p>67.08</text:p>
          </table:table-cell>
          <table:table-cell table:style-name="ce3" office:value-type="float" office:value="17.34">
            <text:p>17.34</text:p>
          </table:table-cell>
          <table:table-cell table:style-name="ce3" office:value-type="float" office:value="49.74">
            <text:p>49.74</text:p>
          </table:table-cell>
          <table:table-cell table:style-name="ce3" office:value-type="float" office:value="33.54">
            <text:p>33.54</text:p>
          </table:table-cell>
          <table:table-cell table:formula="of:=([.C7]/[.E7])" office:value-type="float" office:value="0.516994633273703">
            <text:p>0.517</text:p>
          </table:table-cell>
          <table:table-cell/>
          <table:table-cell office:value-type="string">
            <text:p>Both fluorescent Lights off</text:p>
          </table:table-cell>
          <table:table-cell table:style-name="ce4" office:value-type="float" office:value="21.65">
            <text:p>21.65</text:p>
          </table:table-cell>
          <table:table-cell table:style-name="ce4" office:value-type="float" office:value="16.57">
            <text:p>16.57</text:p>
          </table:table-cell>
          <table:table-cell table:style-name="ce4" office:value-type="float" office:value="30.86">
            <text:p>30.86</text:p>
          </table:table-cell>
          <table:table-cell table:style-name="ce6" table:formula="of:=([.J7]/[.K7])" office:value-type="float" office:value="0.536941023979261">
            <text:p>0.537</text:p>
          </table:table-cell>
          <table:table-cell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7.32">
            <text:p>17.32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6.12">
            <text:p>6.12</text:p>
          </table:table-cell>
          <table:table-cell table:style-name="ce3" office:value-type="float" office:value="51.22">
            <text:p>51.22</text:p>
          </table:table-cell>
          <table:table-cell table:formula="of:=([.C8]/[.E8])" office:value-type="float" office:value="0.218664584146818">
            <text:p>0.219</text:p>
          </table:table-cell>
          <table:table-cell table:number-columns-repeated="2"/>
          <table:table-cell table:style-name="ce4" table:number-columns-repeated="3"/>
          <table:table-cell table:style-name="ce6" table:number-columns-repeated="2"/>
        </table:table-row>
        <table:table-row table:style-name="ro1">
          <table:table-cell table:style-name="ce2"/>
          <table:table-cell table:style-name="ce3" office:value-type="string">
            <text:p>Non-overlapping images</text:p>
          </table:table-cell>
          <table:table-cell table:style-name="ce3" table:number-columns-repeated="3"/>
          <table:table-cell table:number-columns-repeated="3"/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59.83">
            <text:p>59.83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59.53">
            <text:p>59.53</text:p>
          </table:table-cell>
          <table:table-cell table:style-name="ce3" office:value-type="float" office:value="36.85">
            <text:p>36.85</text:p>
          </table:table-cell>
          <table:table-cell table:formula="of:=([.C10]/[.E10])" office:value-type="float" office:value="0.00841248303934871">
            <text:p>0.008</text:p>
          </table:table-cell>
          <table:table-cell/>
          <table:table-cell table:style-name="ce1" office:value-type="string">
            <text:p>Nikon Camera Robocup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BRISK </text:p>
          </table:table-cell>
          <table:table-cell table:style-name="ce3" office:value-type="float" office:value="66.9">
            <text:p>66.90</text:p>
          </table:table-cell>
          <table:table-cell table:style-name="ce3" office:value-type="float" office:value="0.6">
            <text:p>0.60</text:p>
          </table:table-cell>
          <table:table-cell table:style-name="ce3" office:value-type="float" office:value="66.3">
            <text:p>66.30</text:p>
          </table:table-cell>
          <table:table-cell table:style-name="ce3" office:value-type="float" office:value="39.41">
            <text:p>39.41</text:p>
          </table:table-cell>
          <table:table-cell table:formula="of:=([.C11]/[.E11])" office:value-type="float" office:value="0.0152245622938341">
            <text:p>0.015</text:p>
          </table:table-cell>
          <table:table-cell/>
          <table:table-cell office:value-type="string">
            <text:p>Method</text:p>
          </table:table-cell>
          <table:table-cell table:style-name="ce4" office:value-type="string">
            <text:p>Overlapping images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 table:style-name="ce2" office:value-type="string">
            <text:p>BRISK0-SURF2D</text:p>
          </table:table-cell>
          <table:table-cell table:style-name="ce3" office:value-type="float" office:value="66.87">
            <text:p>66.87</text:p>
          </table:table-cell>
          <table:table-cell table:style-name="ce3" office:value-type="float" office:value="1.27">
            <text:p>1.27</text:p>
          </table:table-cell>
          <table:table-cell table:style-name="ce3" office:value-type="float" office:value="65.6">
            <text:p>65.60</text:p>
          </table:table-cell>
          <table:table-cell table:style-name="ce3" office:value-type="float" office:value="41.66">
            <text:p>41.66</text:p>
          </table:table-cell>
          <table:table-cell table:formula="of:=([.C12]/[.E12])" office:value-type="float" office:value="0.0304848775804129">
            <text:p>0.030</text:p>
          </table:table-cell>
          <table:table-cell table:number-columns-repeated="2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35.3">
            <text:p>35.30</text:p>
          </table:table-cell>
          <table:table-cell table:style-name="ce3" office:value-type="float" office:value="0.3">
            <text:p>0.30</text:p>
          </table:table-cell>
          <table:table-cell table:style-name="ce3" office:value-type="float" office:value="35">
            <text:p>35.00</text:p>
          </table:table-cell>
          <table:table-cell table:style-name="ce3" office:value-type="float" office:value="22.49">
            <text:p>22.49</text:p>
          </table:table-cell>
          <table:table-cell table:formula="of:=([.C13]/[.E13])" office:value-type="float" office:value="0.0133392618941752">
            <text:p>0.013</text:p>
          </table:table-cell>
          <table:table-cell/>
          <table:table-cell office:value-type="string">
            <text:p>Nao only </text:p>
          </table:table-cell>
          <table:table-cell table:style-name="ce4" office:value-type="float" office:value="29.78">
            <text:p>29.78</text:p>
          </table:table-cell>
          <table:table-cell table:style-name="ce4" office:value-type="float" office:value="23.13">
            <text:p>23.13</text:p>
          </table:table-cell>
          <table:table-cell table:style-name="ce4" office:value-type="float" office:value="21.3">
            <text:p>21.30</text:p>
          </table:table-cell>
          <table:table-cell table:style-name="ce6" table:formula="of:=([.J13]/[.K13])" office:value-type="float" office:value="1.08591549295775">
            <text:p>1.086</text:p>
          </table:table-cell>
          <table:table-cell table:style-name="ce6"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2.56">
            <text:p>12.56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6.11">
            <text:p>6.11</text:p>
          </table:table-cell>
          <table:table-cell table:style-name="ce3" office:value-type="float" office:value="52.24">
            <text:p>52.24</text:p>
          </table:table-cell>
          <table:table-cell table:formula="of:=([.C14]/[.E14])" office:value-type="float" office:value="0.123277182235835">
            <text:p>0.123</text:p>
          </table:table-cell>
          <table:table-cell/>
          <table:table-cell office:value-type="string">
            <text:p>Nao and Nikon</text:p>
          </table:table-cell>
          <table:table-cell table:style-name="ce4" office:value-type="float" office:value="17.06">
            <text:p>17.06</text:p>
          </table:table-cell>
          <table:table-cell table:style-name="ce4" office:value-type="float" office:value="12.27">
            <text:p>12.27</text:p>
          </table:table-cell>
          <table:table-cell table:style-name="ce4" office:value-type="float" office:value="22.9">
            <text:p>22.90</text:p>
          </table:table-cell>
          <table:table-cell table:style-name="ce6" table:formula="of:=([.J14]/[.K14])" office:value-type="float" office:value="0.535807860262009">
            <text:p>0.536</text:p>
          </table:table-cell>
          <table:table-cell table:style-name="ce6"/>
        </table:table-row>
        <table:table-row table:style-name="ro1">
          <table:table-cell table:style-name="ce2"/>
          <table:table-cell table:style-name="ce3" table:number-columns-repeated="4"/>
          <table:table-cell table:number-columns-repeated="3"/>
          <table:table-cell table:style-name="ce4" office:value-type="string">
            <text:p>Non-overlapping images</text:p>
          </table:table-cell>
          <table:table-cell table:style-name="ce4" table:number-columns-repeated="2"/>
          <table:table-cell table:style-name="ce6" table:number-columns-repeated="2"/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3" table:number-columns-repeated="4"/>
          <table:table-cell table:number-columns-repeated="2"/>
          <table:table-cell office:value-type="string">
            <text:p>Nao only</text:p>
          </table:table-cell>
          <table:table-cell table:style-name="ce4" office:value-type="float" office:value="3.05">
            <text:p>3.05</text:p>
          </table:table-cell>
          <table:table-cell table:style-name="ce4" office:value-type="float" office:value="1.46">
            <text:p>1.46</text:p>
          </table:table-cell>
          <table:table-cell table:style-name="ce4" office:value-type="float" office:value="13">
            <text:p>13.00</text:p>
          </table:table-cell>
          <table:table-cell table:style-name="ce6" table:formula="of:=([.J16]/[.K16])" office:value-type="float" office:value="0.112307692307692">
            <text:p>0.112</text:p>
          </table:table-cell>
          <table:table-cell table:style-name="ce6"/>
        </table:table-row>
        <table:table-row table:style-name="ro1">
          <table:table-cell table:style-name="ce2"/>
          <table:table-cell table:style-name="ce3" office:value-type="string">
            <text:p>Total Matches</text:p>
          </table:table-cell>
          <table:table-cell table:style-name="ce3" office:value-type="string">
            <text:p>Valid Matches</text:p>
          </table:table-cell>
          <table:table-cell table:style-name="ce3" office:value-type="string">
            <text:p>Invalid Matches</text:p>
          </table:table-cell>
          <table:table-cell table:style-name="ce3" office:value-type="string">
            <text:p>Mean Num Interest Points</text:p>
          </table:table-cell>
          <table:table-cell table:number-columns-repeated="2"/>
          <table:table-cell office:value-type="string">
            <text:p>Nao and Nikon</text:p>
          </table:table-cell>
          <table:table-cell table:style-name="ce4" office:value-type="float" office:value="1.38">
            <text:p>1.38</text:p>
          </table:table-cell>
          <table:table-cell table:style-name="ce4" office:value-type="float" office:value="0.68">
            <text:p>0.68</text:p>
          </table:table-cell>
          <table:table-cell table:style-name="ce4" office:value-type="float" office:value="25.12">
            <text:p>25.12</text:p>
          </table:table-cell>
          <table:table-cell table:style-name="ce6" table:formula="of:=([.J17]/[.K17])" office:value-type="float" office:value="0.0270700636942675">
            <text:p>0.027</text:p>
          </table:table-cell>
          <table:table-cell table:style-name="ce6"/>
        </table:table-row>
        <table:table-row table:style-name="ro1">
          <table:table-cell table:style-name="ce2" office:value-type="string">
            <text:p>BRISK0</text:p>
          </table:table-cell>
          <table:table-cell table:style-name="ce3" office:value-type="float" office:value="46.25">
            <text:p>46.25</text:p>
          </table:table-cell>
          <table:table-cell table:style-name="ce3" office:value-type="float" office:value="29.23">
            <text:p>29.23</text:p>
          </table:table-cell>
          <table:table-cell table:style-name="ce3" office:value-type="float" office:value="17.02">
            <text:p>17.02</text:p>
          </table:table-cell>
          <table:table-cell table:style-name="ce3" office:value-type="float" office:value="20.51">
            <text:p>20.51</text:p>
          </table:table-cell>
          <table:table-cell table:formula="of:=([.C18]/[.E18])" office:value-type="float" office:value="1.42515845928815">
            <text:p>1.425</text:p>
          </table:table-cell>
          <table:table-cell table:number-columns-repeated="2"/>
          <table:table-cell table:style-name="ce4" table:number-columns-repeated="3"/>
          <table:table-cell table:style-name="ce6"/>
          <table:table-cell/>
        </table:table-row>
        <table:table-row table:style-name="ro1">
          <table:table-cell table:style-name="ce2" office:value-type="string">
            <text:p>BRISK</text:p>
          </table:table-cell>
          <table:table-cell table:style-name="ce3" office:value-type="float" office:value="53.69">
            <text:p>53.69</text:p>
          </table:table-cell>
          <table:table-cell table:style-name="ce3" office:value-type="float" office:value="36.59">
            <text:p>36.59</text:p>
          </table:table-cell>
          <table:table-cell table:style-name="ce3" office:value-type="float" office:value="17.1">
            <text:p>17.10</text:p>
          </table:table-cell>
          <table:table-cell table:style-name="ce3" office:value-type="float" office:value="16.37">
            <text:p>16.37</text:p>
          </table:table-cell>
          <table:table-cell table:formula="of:=([.C19]/[.E19])" office:value-type="float" office:value="2.2351863164325">
            <text:p>2.235</text:p>
          </table:table-cell>
          <table:table-cell/>
          <table:table-cell table:style-name="ce1" office:value-type="string">
            <text:p>Nikon Camera Large Hall</text:p>
          </table:table-cell>
          <table:table-cell table:style-name="ce4" table:number-columns-repeated="3"/>
          <table:table-cell table:style-name="ce6"/>
          <table:table-cell/>
        </table:table-row>
        <table:table-row table:style-name="ro1">
          <table:table-cell table:style-name="ce2" office:value-type="string">
            <text:p>BRISK0-SURF2D </text:p>
          </table:table-cell>
          <table:table-cell table:style-name="ce3" office:value-type="float" office:value="12.67">
            <text:p>12.67</text:p>
          </table:table-cell>
          <table:table-cell table:style-name="ce3" office:value-type="float" office:value="9.74">
            <text:p>9.74</text:p>
          </table:table-cell>
          <table:table-cell table:style-name="ce3" office:value-type="float" office:value="2.93">
            <text:p>2.93</text:p>
          </table:table-cell>
          <table:table-cell table:style-name="ce3" office:value-type="float" office:value="32.21">
            <text:p>32.21</text:p>
          </table:table-cell>
          <table:table-cell table:formula="of:=([.C20]/[.E20])" office:value-type="float" office:value="0.302390561937286">
            <text:p>0.302</text:p>
          </table:table-cell>
          <table:table-cell/>
          <table:table-cell office:value-type="string">
            <text:p>Method</text:p>
          </table:table-cell>
          <table:table-cell table:style-name="ce4" office:value-type="string">
            <text:p>Overlapping images</text:p>
          </table:table-cell>
          <table:table-cell table:style-name="ce4" table:number-columns-repeated="2"/>
          <table:table-cell table:style-name="ce6"/>
          <table:table-cell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29.78">
            <text:p>29.78</text:p>
          </table:table-cell>
          <table:table-cell table:style-name="ce3" office:value-type="float" office:value="23.13">
            <text:p>23.13</text:p>
          </table:table-cell>
          <table:table-cell table:style-name="ce3" office:value-type="float" office:value="6.66">
            <text:p>6.66</text:p>
          </table:table-cell>
          <table:table-cell table:style-name="ce3" office:value-type="float" office:value="21.3">
            <text:p>21.30</text:p>
          </table:table-cell>
          <table:table-cell table:formula="of:=([.C21]/[.E21])" office:value-type="float" office:value="1.08591549295775">
            <text:p>1.086</text:p>
          </table:table-cell>
          <table:table-cell table:number-columns-repeated="2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6"/>
          <table:table-cell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7.32">
            <text:p>17.32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6.12">
            <text:p>6.12</text:p>
          </table:table-cell>
          <table:table-cell table:style-name="ce3" office:value-type="float" office:value="51.22">
            <text:p>51.22</text:p>
          </table:table-cell>
          <table:table-cell table:formula="of:=([.C22]/[.E22])" office:value-type="float" office:value="0.218664584146818">
            <text:p>0.219</text:p>
          </table:table-cell>
          <table:table-cell/>
          <table:table-cell office:value-type="string">
            <text:p>Nao only</text:p>
          </table:table-cell>
          <table:table-cell table:style-name="ce4" office:value-type="float" office:value="96.88">
            <text:p>96.88</text:p>
          </table:table-cell>
          <table:table-cell table:style-name="ce4" office:value-type="float" office:value="78.65">
            <text:p>78.65</text:p>
          </table:table-cell>
          <table:table-cell table:style-name="ce4" office:value-type="float" office:value="98.38">
            <text:p>98.38</text:p>
          </table:table-cell>
          <table:table-cell table:style-name="ce6" table:formula="of:=([.J22]/[.K22])" office:value-type="float" office:value="0.79945110794877">
            <text:p>0.799</text:p>
          </table:table-cell>
          <table:table-cell/>
        </table:table-row>
        <table:table-row table:style-name="ro1">
          <table:table-cell table:style-name="ce2"/>
          <table:table-cell table:style-name="ce3" office:value-type="string">
            <text:p>Non-overlapping images</text:p>
          </table:table-cell>
          <table:table-cell table:style-name="ce3" table:number-columns-repeated="3"/>
          <table:table-cell table:number-columns-repeated="2"/>
          <table:table-cell office:value-type="string">
            <text:p>Nao and Nikon</text:p>
          </table:table-cell>
          <table:table-cell table:style-name="ce4" office:value-type="float" office:value="27.16">
            <text:p>27.16</text:p>
          </table:table-cell>
          <table:table-cell table:style-name="ce4" office:value-type="float" office:value="18.26">
            <text:p>18.26</text:p>
          </table:table-cell>
          <table:table-cell table:style-name="ce4" office:value-type="float" office:value="98.44">
            <text:p>98.44</text:p>
          </table:table-cell>
          <table:table-cell table:style-name="ce6" table:formula="of:=([.J23]/[.K23])" office:value-type="float" office:value="0.185493701747257">
            <text:p>0.185</text:p>
          </table:table-cell>
          <table:table-cell/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8.05">
            <text:p>8.05</text:p>
          </table:table-cell>
          <table:table-cell table:style-name="ce3" office:value-type="float" office:value="4.11">
            <text:p>4.11</text:p>
          </table:table-cell>
          <table:table-cell table:style-name="ce3" office:value-type="float" office:value="3.95">
            <text:p>3.95</text:p>
          </table:table-cell>
          <table:table-cell table:style-name="ce3" office:value-type="float" office:value="12.33">
            <text:p>12.33</text:p>
          </table:table-cell>
          <table:table-cell table:formula="of:=([.C24]/[.E24])" office:value-type="float" office:value="0.333333333333333">
            <text:p>0.333</text:p>
          </table:table-cell>
          <table:table-cell table:number-columns-repeated="2"/>
          <table:table-cell table:style-name="ce4" office:value-type="string">
            <text:p>Non-overlapping images</text:p>
          </table:table-cell>
          <table:table-cell table:style-name="ce4" table:number-columns-repeated="2"/>
          <table:table-cell table:style-name="ce6"/>
          <table:table-cell/>
        </table:table-row>
        <table:table-row table:style-name="ro1">
          <table:table-cell table:style-name="ce2" office:value-type="string">
            <text:p>BRISK </text:p>
          </table:table-cell>
          <table:table-cell table:style-name="ce3" office:value-type="float" office:value="2.89">
            <text:p>2.89</text:p>
          </table:table-cell>
          <table:table-cell table:style-name="ce3" office:value-type="float" office:value="1.49">
            <text:p>1.49</text:p>
          </table:table-cell>
          <table:table-cell table:style-name="ce3" office:value-type="float" office:value="1.4">
            <text:p>1.40</text:p>
          </table:table-cell>
          <table:table-cell table:style-name="ce3" office:value-type="float" office:value="7.67">
            <text:p>7.67</text:p>
          </table:table-cell>
          <table:table-cell table:formula="of:=([.C25]/[.E25])" office:value-type="float" office:value="0.194263363754889">
            <text:p>0.194</text:p>
          </table:table-cell>
          <table:table-cell/>
          <table:table-cell office:value-type="string">
            <text:p>Nao only</text:p>
          </table:table-cell>
          <table:table-cell table:style-name="ce4" office:value-type="float" office:value="7.55">
            <text:p>7.55</text:p>
          </table:table-cell>
          <table:table-cell table:style-name="ce4" office:value-type="float" office:value="3.5">
            <text:p>3.50</text:p>
          </table:table-cell>
          <table:table-cell table:style-name="ce4" office:value-type="float" office:value="110.76">
            <text:p>110.76</text:p>
          </table:table-cell>
          <table:table-cell table:style-name="ce6" table:formula="of:=([.J25]/[.K25])" office:value-type="float" office:value="0.0315998555435175">
            <text:p>0.032</text:p>
          </table:table-cell>
          <table:table-cell/>
        </table:table-row>
        <table:table-row table:style-name="ro1">
          <table:table-cell table:style-name="ce2" office:value-type="string">
            <text:p>BRISK0-SURF2D</text:p>
          </table:table-cell>
          <table:table-cell table:style-name="ce3" office:value-type="float" office:value="1.19">
            <text:p>1.19</text:p>
          </table:table-cell>
          <table:table-cell table:style-name="ce3" office:value-type="float" office:value="0.42">
            <text:p>0.42</text:p>
          </table:table-cell>
          <table:table-cell table:style-name="ce3" office:value-type="float" office:value="0.77">
            <text:p>0.77</text:p>
          </table:table-cell>
          <table:table-cell table:style-name="ce3" office:value-type="float" office:value="20.37">
            <text:p>20.37</text:p>
          </table:table-cell>
          <table:table-cell table:formula="of:=([.C26]/[.E26])" office:value-type="float" office:value="0.0206185567010309">
            <text:p>0.021</text:p>
          </table:table-cell>
          <table:table-cell/>
          <table:table-cell office:value-type="string">
            <text:p>Nao and Nikon</text:p>
          </table:table-cell>
          <table:table-cell table:style-name="ce4" office:value-type="float" office:value="8.3">
            <text:p>8.30</text:p>
          </table:table-cell>
          <table:table-cell table:style-name="ce4" office:value-type="float" office:value="2.67">
            <text:p>2.67</text:p>
          </table:table-cell>
          <table:table-cell table:style-name="ce4" office:value-type="float" office:value="88.96">
            <text:p>88.96</text:p>
          </table:table-cell>
          <table:table-cell table:style-name="ce6" table:formula="of:=([.J26]/[.K26])" office:value-type="float" office:value="0.0300134892086331">
            <text:p>0.030</text:p>
          </table:table-cell>
          <table:table-cell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3.05">
            <text:p>3.05</text:p>
          </table:table-cell>
          <table:table-cell table:style-name="ce3" office:value-type="float" office:value="1.46">
            <text:p>1.46</text:p>
          </table:table-cell>
          <table:table-cell table:style-name="ce3" office:value-type="float" office:value="1.59">
            <text:p>1.59</text:p>
          </table:table-cell>
          <table:table-cell table:style-name="ce3" office:value-type="float" office:value="13">
            <text:p>13.00</text:p>
          </table:table-cell>
          <table:table-cell table:formula="of:=([.C27]/[.E27])" office:value-type="float" office:value="0.112307692307692">
            <text:p>0.112</text:p>
          </table:table-cell>
          <table:table-cell table:number-columns-repeated="2"/>
          <table:table-cell table:style-name="ce4" table:number-columns-repeated="3"/>
          <table:table-cell table:style-name="ce6"/>
          <table:table-cell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2.56">
            <text:p>12.56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6.11">
            <text:p>6.11</text:p>
          </table:table-cell>
          <table:table-cell table:style-name="ce3" office:value-type="float" office:value="52.24">
            <text:p>52.24</text:p>
          </table:table-cell>
          <table:table-cell table:formula="of:=([.C28]/[.E28])" office:value-type="float" office:value="0.123277182235835">
            <text:p>0.123</text:p>
          </table:table-cell>
          <table:table-cell table:number-columns-repeated="2"/>
          <table:table-cell table:style-name="ce4" table:number-columns-repeated="3"/>
          <table:table-cell table:style-name="ce6"/>
          <table:table-cell/>
        </table:table-row>
        <table:table-row table:style-name="ro1">
          <table:table-cell table:number-columns-repeated="7"/>
          <table:table-cell table:style-name="ce1" office:value-type="string">
            <text:p>Google Street View</text:p>
          </table:table-cell>
          <table:table-cell table:style-name="ce4" table:number-columns-repeated="3"/>
          <table:table-cell table:style-name="ce6"/>
          <table:table-cell/>
        </table:table-row>
        <table:table-row table:style-name="ro1">
          <table:table-cell table:style-name="ce1" office:value-type="string">
            <text:p>Office Environment 2-NN</text:p>
          </table:table-cell>
          <table:table-cell table:number-columns-repeated="6"/>
          <table:table-cell office:value-type="string">
            <text:p>Method (2-NN)</text:p>
          </table:table-cell>
          <table:table-cell table:style-name="ce4" office:value-type="string">
            <text:p>Overlapping images</text:p>
          </table:table-cell>
          <table:table-cell table:style-name="ce4" table:number-columns-repeated="2"/>
          <table:table-cell table:style-name="ce6"/>
          <table:table-cell/>
        </table:table-row>
        <table:table-row table:style-name="ro1">
          <table:table-cell office:value-type="string">
            <text:p>Method </text:p>
          </table:table-cell>
          <table:table-cell office:value-type="string">
            <text:p>Overlapping images</text:p>
          </table:table-cell>
          <table:table-cell table:number-columns-repeated="6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2"/>
          <table:table-cell office:value-type="string">
            <text:p>Street View </text:p>
          </table:table-cell>
          <table:table-cell table:style-name="ce4" office:value-type="float" office:value="160.39">
            <text:p>160.39</text:p>
          </table:table-cell>
          <table:table-cell table:style-name="ce4" office:value-type="float" office:value="73.85">
            <text:p>73.85</text:p>
          </table:table-cell>
          <table:table-cell table:style-name="ce4" office:value-type="float" office:value="154.88">
            <text:p>154.88</text:p>
          </table:table-cell>
          <table:table-cell table:style-name="ce6" table:formula="of:=([.J32]/[.K32])" office:value-type="float" office:value="0.47682076446281">
            <text:p>0.477</text:p>
          </table:table-cell>
          <table:table-cell/>
        </table:table-row>
        <table:table-row table:style-name="ro1">
          <table:table-cell office:value-type="string">
            <text:p>BRISK0 </text:p>
          </table:table-cell>
          <table:table-cell office:value-type="float" office:value="266.36">
            <text:p>266.36</text:p>
          </table:table-cell>
          <table:table-cell office:value-type="float" office:value="36.94">
            <text:p>36.94</text:p>
          </table:table-cell>
          <table:table-cell office:value-type="float" office:value="229.43">
            <text:p>229.43</text:p>
          </table:table-cell>
          <table:table-cell office:value-type="float" office:value="133.18">
            <text:p>133.18</text:p>
          </table:table-cell>
          <table:table-cell table:formula="of:=([.C33]/[.E33])" office:value-type="float" office:value="0.277368974320468">
            <text:p>0.277</text:p>
          </table:table-cell>
          <table:table-cell table:number-columns-repeated="2"/>
          <table:table-cell table:style-name="ce4" office:value-type="string">
            <text:p>Non-overlapping images</text:p>
          </table:table-cell>
          <table:table-cell table:style-name="ce4" table:number-columns-repeated="2"/>
          <table:table-cell table:style-name="ce6"/>
          <table:table-cell/>
        </table:table-row>
        <table:table-row table:style-name="ro1">
          <table:table-cell office:value-type="string">
            <text:p>BRISK</text:p>
          </table:table-cell>
          <table:table-cell office:value-type="float" office:value="262.03">
            <text:p>262.03</text:p>
          </table:table-cell>
          <table:table-cell office:value-type="float" office:value="26.67">
            <text:p>26.67</text:p>
          </table:table-cell>
          <table:table-cell office:value-type="float" office:value="235.36">
            <text:p>235.36</text:p>
          </table:table-cell>
          <table:table-cell office:value-type="float" office:value="131.01">
            <text:p>131.01</text:p>
          </table:table-cell>
          <table:table-cell table:formula="of:=([.C34]/[.E34])" office:value-type="float" office:value="0.203572246393405">
            <text:p>0.204</text:p>
          </table:table-cell>
          <table:table-cell/>
          <table:table-cell office:value-type="string">
            <text:p>Street View</text:p>
          </table:table-cell>
          <table:table-cell table:style-name="ce4" office:value-type="float" office:value="28.21">
            <text:p>28.21</text:p>
          </table:table-cell>
          <table:table-cell table:style-name="ce4" office:value-type="float" office:value="11.5">
            <text:p>11.50</text:p>
          </table:table-cell>
          <table:table-cell table:style-name="ce4" office:value-type="float" office:value="153.01">
            <text:p>153.01</text:p>
          </table:table-cell>
          <table:table-cell table:style-name="ce6" table:formula="of:=([.J34]/[.K34])" office:value-type="float" office:value="0.0751584863734397">
            <text:p>0.075</text:p>
          </table:table-cell>
          <table:table-cell/>
        </table:table-row>
        <table:table-row table:style-name="ro1">
          <table:table-cell office:value-type="string">
            <text:p>BRISK0-SURF2D </text:p>
          </table:table-cell>
          <table:table-cell office:value-type="float" office:value="338.03">
            <text:p>338.03</text:p>
          </table:table-cell>
          <table:table-cell office:value-type="float" office:value="39.26">
            <text:p>39.26</text:p>
          </table:table-cell>
          <table:table-cell office:value-type="float" office:value="298.78">
            <text:p>298.78</text:p>
          </table:table-cell>
          <table:table-cell office:value-type="float" office:value="169.02">
            <text:p>169.02</text:p>
          </table:table-cell>
          <table:table-cell table:formula="of:=([.C35]/[.E35])" office:value-type="float" office:value="0.23228020352621">
            <text:p>0.232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02.14">
            <text:p>202.14</text:p>
          </table:table-cell>
          <table:table-cell office:value-type="float" office:value="32.57">
            <text:p>32.57</text:p>
          </table:table-cell>
          <table:table-cell office:value-type="float" office:value="169.58">
            <text:p>169.58</text:p>
          </table:table-cell>
          <table:table-cell office:value-type="float" office:value="101.07">
            <text:p>101.07</text:p>
          </table:table-cell>
          <table:table-cell table:formula="of:=([.C36]/[.E36])" office:value-type="float" office:value="0.32225190462056">
            <text:p>0.322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5.68">
            <text:p>25.68</text:p>
          </table:table-cell>
          <table:table-cell office:value-type="float" office:value="16">
            <text:p>16.00</text:p>
          </table:table-cell>
          <table:table-cell office:value-type="float" office:value="9.69">
            <text:p>9.69</text:p>
          </table:table-cell>
          <table:table-cell office:value-type="float" office:value="69.43">
            <text:p>69.43</text:p>
          </table:table-cell>
          <table:table-cell table:formula="of:=([.C37]/[.E37])" office:value-type="float" office:value="0.230447933170099">
            <text:p>0.23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5"/>
          <table:table-cell office:value-type="string">
            <text:p>2-NN</text:p>
          </table:table-cell>
          <table:table-cell/>
          <table:table-cell office:value-type="string">
            <text:p>Main Robocup Dataset</text:p>
          </table:table-cell>
          <table:table-cell table:number-columns-repeated="3"/>
        </table:table-row>
        <table:table-row table:style-name="ro1">
          <table:table-cell office:value-type="string">
            <text:p>BRISK0 </text:p>
          </table:table-cell>
          <table:table-cell office:value-type="float" office:value="257.44">
            <text:p>257.44</text:p>
          </table:table-cell>
          <table:table-cell office:value-type="float" office:value="0.92">
            <text:p>0.92</text:p>
          </table:table-cell>
          <table:table-cell office:value-type="float" office:value="256.52">
            <text:p>256.52</text:p>
          </table:table-cell>
          <table:table-cell office:value-type="float" office:value="131.22">
            <text:p>131.22</text:p>
          </table:table-cell>
          <table:table-cell table:formula="of:=([.C39]/[.E39])" office:value-type="float" office:value="0.00701112635269014">
            <text:p>0.007</text:p>
          </table:table-cell>
          <table:table-cell/>
          <table:table-cell office:value-type="string">
            <text:p>Radius Matching</text:p>
          </table:table-cell>
          <table:table-cell/>
          <table:table-cell office:value-type="string">
            <text:p>Office Environment</text:p>
          </table:table-cell>
          <table:table-cell table:number-columns-repeated="3"/>
        </table:table-row>
        <table:table-row table:style-name="ro1">
          <table:table-cell office:value-type="string">
            <text:p>BRISK </text:p>
          </table:table-cell>
          <table:table-cell office:value-type="float" office:value="324.24">
            <text:p>324.24</text:p>
          </table:table-cell>
          <table:table-cell office:value-type="float" office:value="0.64">
            <text:p>0.64</text:p>
          </table:table-cell>
          <table:table-cell office:value-type="float" office:value="323.6">
            <text:p>323.60</text:p>
          </table:table-cell>
          <table:table-cell office:value-type="float" office:value="138.74">
            <text:p>138.74</text:p>
          </table:table-cell>
          <table:table-cell table:formula="of:=([.C40]/[.E40])" office:value-type="float" office:value="0.00461294507712268">
            <text:p>0.005</text:p>
          </table:table-cell>
          <table:table-cell/>
          <table:table-cell office:value-type="string">
            <text:p>RANSAC</text:p>
          </table:table-cell>
          <table:table-cell/>
          <table:table-cell office:value-type="string">
            <text:p>Large Hall Environment</text:p>
          </table:table-cell>
          <table:table-cell table:number-columns-repeated="3"/>
        </table:table-row>
        <table:table-row table:style-name="ro1">
          <table:table-cell office:value-type="string">
            <text:p>BRISK0-SURF2D</text:p>
          </table:table-cell>
          <table:table-cell office:value-type="float" office:value="317.28">
            <text:p>317.28</text:p>
          </table:table-cell>
          <table:table-cell office:value-type="float" office:value="6.46">
            <text:p>6.46</text:p>
          </table:table-cell>
          <table:table-cell office:value-type="float" office:value="310.83">
            <text:p>310.83</text:p>
          </table:table-cell>
          <table:table-cell office:value-type="float" office:value="165.87">
            <text:p>165.87</text:p>
          </table:table-cell>
          <table:table-cell table:formula="of:=([.C41]/[.E41])" office:value-type="float" office:value="0.0389461626575029">
            <text:p>0.039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07.68">
            <text:p>207.68</text:p>
          </table:table-cell>
          <table:table-cell office:value-type="float" office:value="0.72">
            <text:p>0.72</text:p>
          </table:table-cell>
          <table:table-cell office:value-type="float" office:value="206.96">
            <text:p>206.96</text:p>
          </table:table-cell>
          <table:table-cell office:value-type="float" office:value="101.17">
            <text:p>101.17</text:p>
          </table:table-cell>
          <table:table-cell table:formula="of:=([.C42]/[.E42])" office:value-type="float" office:value="0.00711673420974597">
            <text:p>0.007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1.69">
            <text:p>11.69</text:p>
          </table:table-cell>
          <table:table-cell office:value-type="float" office:value="5.9">
            <text:p>5.90</text:p>
          </table:table-cell>
          <table:table-cell office:value-type="float" office:value="5.79">
            <text:p>5.79</text:p>
          </table:table-cell>
          <table:table-cell office:value-type="float" office:value="70.93">
            <text:p>70.93</text:p>
          </table:table-cell>
          <table:table-cell table:formula="of:=([.C43]/[.E43])" office:value-type="float" office:value="0.0831806005921331">
            <text:p>0.08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Radius Matching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27.72">
            <text:p>27.72</text:p>
          </table:table-cell>
          <table:table-cell office:value-type="float" office:value="20.09">
            <text:p>20.09</text:p>
          </table:table-cell>
          <table:table-cell office:value-type="float" office:value="7.63">
            <text:p>7.63</text:p>
          </table:table-cell>
          <table:table-cell office:value-type="float" office:value="51.45">
            <text:p>51.45</text:p>
          </table:table-cell>
          <table:table-cell table:formula="of:=([.C47]/[.E47])" office:value-type="float" office:value="0.39047619047619">
            <text:p>0.390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24.68">
            <text:p>24.68</text:p>
          </table:table-cell>
          <table:table-cell office:value-type="float" office:value="19.23">
            <text:p>19.23</text:p>
          </table:table-cell>
          <table:table-cell office:value-type="float" office:value="5.45">
            <text:p>5.45</text:p>
          </table:table-cell>
          <table:table-cell office:value-type="float" office:value="51.87">
            <text:p>51.87</text:p>
          </table:table-cell>
          <table:table-cell table:formula="of:=([.C48]/[.E48])" office:value-type="float" office:value="0.370734528629265">
            <text:p>0.371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52.61">
            <text:p>52.61</text:p>
          </table:table-cell>
          <table:table-cell office:value-type="float" office:value="35.4">
            <text:p>35.40</text:p>
          </table:table-cell>
          <table:table-cell office:value-type="float" office:value="17.21">
            <text:p>17.21</text:p>
          </table:table-cell>
          <table:table-cell office:value-type="float" office:value="84.43">
            <text:p>84.43</text:p>
          </table:table-cell>
          <table:table-cell table:formula="of:=([.C49]/[.E49])" office:value-type="float" office:value="0.419282245647282">
            <text:p>0.419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45.66">
            <text:p>45.66</text:p>
          </table:table-cell>
          <table:table-cell office:value-type="float" office:value="34.94">
            <text:p>34.94</text:p>
          </table:table-cell>
          <table:table-cell office:value-type="float" office:value="10.71">
            <text:p>10.71</text:p>
          </table:table-cell>
          <table:table-cell office:value-type="float" office:value="53.4">
            <text:p>53.40</text:p>
          </table:table-cell>
          <table:table-cell table:formula="of:=([.C50]/[.E50])" office:value-type="float" office:value="0.654307116104869">
            <text:p>0.654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5.68">
            <text:p>25.68</text:p>
          </table:table-cell>
          <table:table-cell office:value-type="float" office:value="16">
            <text:p>16.00</text:p>
          </table:table-cell>
          <table:table-cell office:value-type="float" office:value="9.69">
            <text:p>9.69</text:p>
          </table:table-cell>
          <table:table-cell office:value-type="float" office:value="69.43">
            <text:p>69.43</text:p>
          </table:table-cell>
          <table:table-cell table:formula="of:=([.C51]/[.E51])" office:value-type="float" office:value="0.230447933170099">
            <text:p>0.23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BRISK0 </text:p>
          </table:table-cell>
          <table:table-cell office:value-type="float" office:value="1.88">
            <text:p>1.88</text:p>
          </table:table-cell>
          <table:table-cell office:value-type="float" office:value="0.85">
            <text:p>0.85</text:p>
          </table:table-cell>
          <table:table-cell office:value-type="float" office:value="1.04">
            <text:p>1.04</text:p>
          </table:table-cell>
          <table:table-cell office:value-type="float" office:value="52.93">
            <text:p>52.93</text:p>
          </table:table-cell>
          <table:table-cell table:formula="of:=([.C53]/[.E53])" office:value-type="float" office:value="0.0160589457774419">
            <text:p>0.016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1.67">
            <text:p>1.67</text:p>
          </table:table-cell>
          <table:table-cell office:value-type="float" office:value="0.89">
            <text:p>0.89</text:p>
          </table:table-cell>
          <table:table-cell office:value-type="float" office:value="0.78">
            <text:p>0.78</text:p>
          </table:table-cell>
          <table:table-cell office:value-type="float" office:value="58.72">
            <text:p>58.72</text:p>
          </table:table-cell>
          <table:table-cell table:formula="of:=([.C54]/[.E54])" office:value-type="float" office:value="0.0151566757493188">
            <text:p>0.015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4.74">
            <text:p>4.74</text:p>
          </table:table-cell>
          <table:table-cell office:value-type="float" office:value="1.52">
            <text:p>1.52</text:p>
          </table:table-cell>
          <table:table-cell office:value-type="float" office:value="3.22">
            <text:p>3.22</text:p>
          </table:table-cell>
          <table:table-cell office:value-type="float" office:value="85.83">
            <text:p>85.83</text:p>
          </table:table-cell>
          <table:table-cell table:formula="of:=([.C55]/[.E55])" office:value-type="float" office:value="0.0177094256087615">
            <text:p>0.018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.75">
            <text:p>2.75</text:p>
          </table:table-cell>
          <table:table-cell office:value-type="float" office:value="1.27">
            <text:p>1.27</text:p>
          </table:table-cell>
          <table:table-cell office:value-type="float" office:value="1.48">
            <text:p>1.48</text:p>
          </table:table-cell>
          <table:table-cell office:value-type="float" office:value="55.14">
            <text:p>55.14</text:p>
          </table:table-cell>
          <table:table-cell table:formula="of:=([.C56]/[.E56])" office:value-type="float" office:value="0.0230322814653609">
            <text:p>0.023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1.69">
            <text:p>11.69</text:p>
          </table:table-cell>
          <table:table-cell office:value-type="float" office:value="5.9">
            <text:p>5.90</text:p>
          </table:table-cell>
          <table:table-cell office:value-type="float" office:value="5.79">
            <text:p>5.79</text:p>
          </table:table-cell>
          <table:table-cell office:value-type="float" office:value="70.93">
            <text:p>70.93</text:p>
          </table:table-cell>
          <table:table-cell table:formula="of:=([.C57]/[.E57])" office:value-type="float" office:value="0.0831806005921331">
            <text:p>0.08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Large Hall 2-NN</text:p>
          </table:table-cell>
          <table:table-cell table:number-columns-repeated="12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512.7">
            <text:p>512.70</text:p>
          </table:table-cell>
          <table:table-cell office:value-type="float" office:value="126.08">
            <text:p>126.08</text:p>
          </table:table-cell>
          <table:table-cell office:value-type="float" office:value="386.61">
            <text:p>386.61</text:p>
          </table:table-cell>
          <table:table-cell office:value-type="float" office:value="256.35">
            <text:p>256.35</text:p>
          </table:table-cell>
          <table:table-cell table:formula="of:=([.C62]/[.E62])" office:value-type="float" office:value="0.491827579481178">
            <text:p>0.492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449.75">
            <text:p>449.75</text:p>
          </table:table-cell>
          <table:table-cell office:value-type="float" office:value="86.77">
            <text:p>86.77</text:p>
          </table:table-cell>
          <table:table-cell office:value-type="float" office:value="362.99">
            <text:p>362.99</text:p>
          </table:table-cell>
          <table:table-cell office:value-type="float" office:value="224.88">
            <text:p>224.88</text:p>
          </table:table-cell>
          <table:table-cell table:formula="of:=([.C63]/[.E63])" office:value-type="float" office:value="0.385850231234436">
            <text:p>0.386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641.66">
            <text:p>641.66</text:p>
          </table:table-cell>
          <table:table-cell office:value-type="float" office:value="120.04">
            <text:p>120.04</text:p>
          </table:table-cell>
          <table:table-cell office:value-type="float" office:value="521.62">
            <text:p>521.62</text:p>
          </table:table-cell>
          <table:table-cell office:value-type="float" office:value="320.83">
            <text:p>320.83</text:p>
          </table:table-cell>
          <table:table-cell table:formula="of:=([.C64]/[.E64])" office:value-type="float" office:value="0.374154536670511">
            <text:p>0.374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372.3">
            <text:p>372.30</text:p>
          </table:table-cell>
          <table:table-cell office:value-type="float" office:value="102.54">
            <text:p>102.54</text:p>
          </table:table-cell>
          <table:table-cell office:value-type="float" office:value="269.76">
            <text:p>269.76</text:p>
          </table:table-cell>
          <table:table-cell office:value-type="float" office:value="186.15">
            <text:p>186.15</text:p>
          </table:table-cell>
          <table:table-cell table:formula="of:=([.C65]/[.E65])" office:value-type="float" office:value="0.550846091861402">
            <text:p>0.551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4.7">
            <text:p>24.70</text:p>
          </table:table-cell>
          <table:table-cell office:value-type="float" office:value="16.9">
            <text:p>16.90</text:p>
          </table:table-cell>
          <table:table-cell office:value-type="float" office:value="7.8">
            <text:p>7.80</text:p>
          </table:table-cell>
          <table:table-cell office:value-type="float" office:value="62.18">
            <text:p>62.18</text:p>
          </table:table-cell>
          <table:table-cell table:formula="of:=([.C66]/[.E66])" office:value-type="float" office:value="0.271791572853007">
            <text:p>0.2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BRISK0 </text:p>
          </table:table-cell>
          <table:table-cell office:value-type="float" office:value="722.67">
            <text:p>722.67</text:p>
          </table:table-cell>
          <table:table-cell office:value-type="float" office:value="1.46">
            <text:p>1.46</text:p>
          </table:table-cell>
          <table:table-cell office:value-type="float" office:value="721.21">
            <text:p>721.21</text:p>
          </table:table-cell>
          <table:table-cell office:value-type="float" office:value="292.46">
            <text:p>292.46</text:p>
          </table:table-cell>
          <table:table-cell table:formula="of:=([.C68]/[.E68])" office:value-type="float" office:value="0.00499213567667373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608">
            <text:p>608.00</text:p>
          </table:table-cell>
          <table:table-cell office:value-type="float" office:value="1.39">
            <text:p>1.39</text:p>
          </table:table-cell>
          <table:table-cell office:value-type="float" office:value="606.61">
            <text:p>606.61</text:p>
          </table:table-cell>
          <table:table-cell office:value-type="float" office:value="250.6">
            <text:p>250.60</text:p>
          </table:table-cell>
          <table:table-cell table:formula="of:=([.C69]/[.E69])" office:value-type="float" office:value="0.00554668794892259">
            <text:p>0.006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902.8">
            <text:p>902.80</text:p>
          </table:table-cell>
          <table:table-cell office:value-type="float" office:value="9.64">
            <text:p>9.64</text:p>
          </table:table-cell>
          <table:table-cell office:value-type="float" office:value="893.16">
            <text:p>893.16</text:p>
          </table:table-cell>
          <table:table-cell office:value-type="float" office:value="365.59">
            <text:p>365.59</text:p>
          </table:table-cell>
          <table:table-cell table:formula="of:=([.C70]/[.E70])" office:value-type="float" office:value="0.0263683361142263">
            <text:p>0.026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530.53">
            <text:p>530.53</text:p>
          </table:table-cell>
          <table:table-cell office:value-type="float" office:value="1.45">
            <text:p>1.45</text:p>
          </table:table-cell>
          <table:table-cell office:value-type="float" office:value="529.08">
            <text:p>529.08</text:p>
          </table:table-cell>
          <table:table-cell office:value-type="float" office:value="213.19">
            <text:p>213.19</text:p>
          </table:table-cell>
          <table:table-cell table:formula="of:=([.C71]/[.E71])" office:value-type="float" office:value="0.0068014447206717">
            <text:p>0.007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7.15">
            <text:p>17.15</text:p>
          </table:table-cell>
          <table:table-cell office:value-type="float" office:value="7.39">
            <text:p>7.39</text:p>
          </table:table-cell>
          <table:table-cell office:value-type="float" office:value="9.76">
            <text:p>9.76</text:p>
          </table:table-cell>
          <table:table-cell office:value-type="float" office:value="63.56">
            <text:p>63.56</text:p>
          </table:table-cell>
          <table:table-cell table:formula="of:=([.C72]/[.E72])" office:value-type="float" office:value="0.11626809314034">
            <text:p>0.11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Radius Matching</text:p>
          </table:table-cell>
          <table:table-cell table:number-columns-repeated="12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62.67">
            <text:p>62.67</text:p>
          </table:table-cell>
          <table:table-cell office:value-type="float" office:value="48.6">
            <text:p>48.60</text:p>
          </table:table-cell>
          <table:table-cell office:value-type="float" office:value="14.07">
            <text:p>14.07</text:p>
          </table:table-cell>
          <table:table-cell office:value-type="float" office:value="93.24">
            <text:p>93.24</text:p>
          </table:table-cell>
          <table:table-cell table:formula="of:=([.C77]/[.E77])" office:value-type="float" office:value="0.521235521235521">
            <text:p>0.521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43.24">
            <text:p>43.24</text:p>
          </table:table-cell>
          <table:table-cell office:value-type="float" office:value="35.06">
            <text:p>35.06</text:p>
          </table:table-cell>
          <table:table-cell office:value-type="float" office:value="8.18">
            <text:p>8.18</text:p>
          </table:table-cell>
          <table:table-cell office:value-type="float" office:value="72.76">
            <text:p>72.76</text:p>
          </table:table-cell>
          <table:table-cell table:formula="of:=([.C78]/[.E78])" office:value-type="float" office:value="0.481858163826278">
            <text:p>0.482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155.56">
            <text:p>155.56</text:p>
          </table:table-cell>
          <table:table-cell office:value-type="float" office:value="122.17">
            <text:p>122.17</text:p>
          </table:table-cell>
          <table:table-cell office:value-type="float" office:value="33.39">
            <text:p>33.39</text:p>
          </table:table-cell>
          <table:table-cell office:value-type="float" office:value="149.44">
            <text:p>149.44</text:p>
          </table:table-cell>
          <table:table-cell table:formula="of:=([.C79]/[.E79])" office:value-type="float" office:value="0.817518736616702">
            <text:p>0.818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96.88">
            <text:p>96.88</text:p>
          </table:table-cell>
          <table:table-cell office:value-type="float" office:value="78.65">
            <text:p>78.65</text:p>
          </table:table-cell>
          <table:table-cell office:value-type="float" office:value="18.23">
            <text:p>18.23</text:p>
          </table:table-cell>
          <table:table-cell office:value-type="float" office:value="98.38">
            <text:p>98.38</text:p>
          </table:table-cell>
          <table:table-cell table:formula="of:=([.C80]/[.E80])" office:value-type="float" office:value="0.79945110794877">
            <text:p>0.799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4.7">
            <text:p>24.70</text:p>
          </table:table-cell>
          <table:table-cell office:value-type="float" office:value="16.9">
            <text:p>16.90</text:p>
          </table:table-cell>
          <table:table-cell office:value-type="float" office:value="7.8">
            <text:p>7.80</text:p>
          </table:table-cell>
          <table:table-cell office:value-type="float" office:value="62.18">
            <text:p>62.18</text:p>
          </table:table-cell>
          <table:table-cell table:formula="of:=([.C81]/[.E81])" office:value-type="float" office:value="0.271791572853007">
            <text:p>0.2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BRISK0 </text:p>
          </table:table-cell>
          <table:table-cell office:value-type="float" office:value="7.15">
            <text:p>7.15</text:p>
          </table:table-cell>
          <table:table-cell office:value-type="float" office:value="2.82">
            <text:p>2.82</text:p>
          </table:table-cell>
          <table:table-cell office:value-type="float" office:value="4.33">
            <text:p>4.33</text:p>
          </table:table-cell>
          <table:table-cell office:value-type="float" office:value="104.61">
            <text:p>104.61</text:p>
          </table:table-cell>
          <table:table-cell table:formula="of:=([.C83]/[.E83])" office:value-type="float" office:value="0.0269572698594781">
            <text:p>0.027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6.71">
            <text:p>6.71</text:p>
          </table:table-cell>
          <table:table-cell office:value-type="float" office:value="3.2">
            <text:p>3.20</text:p>
          </table:table-cell>
          <table:table-cell office:value-type="float" office:value="3.51">
            <text:p>3.51</text:p>
          </table:table-cell>
          <table:table-cell office:value-type="float" office:value="75.94">
            <text:p>75.94</text:p>
          </table:table-cell>
          <table:table-cell table:formula="of:=([.C84]/[.E84])" office:value-type="float" office:value="0.0421385304187517">
            <text:p>0.042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17.01">
            <text:p>17.01</text:p>
          </table:table-cell>
          <table:table-cell office:value-type="float" office:value="6.29">
            <text:p>6.29</text:p>
          </table:table-cell>
          <table:table-cell office:value-type="float" office:value="10.73">
            <text:p>10.73</text:p>
          </table:table-cell>
          <table:table-cell office:value-type="float" office:value="169.85">
            <text:p>169.85</text:p>
          </table:table-cell>
          <table:table-cell table:formula="of:=([.C85]/[.E85])" office:value-type="float" office:value="0.0370326758904916">
            <text:p>0.037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7.55">
            <text:p>7.55</text:p>
          </table:table-cell>
          <table:table-cell office:value-type="float" office:value="3.5">
            <text:p>3.50</text:p>
          </table:table-cell>
          <table:table-cell office:value-type="float" office:value="4.05">
            <text:p>4.05</text:p>
          </table:table-cell>
          <table:table-cell office:value-type="float" office:value="110.76">
            <text:p>110.76</text:p>
          </table:table-cell>
          <table:table-cell table:formula="of:=([.C86]/[.E86])" office:value-type="float" office:value="0.0315998555435175">
            <text:p>0.032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7.15">
            <text:p>17.15</text:p>
          </table:table-cell>
          <table:table-cell office:value-type="float" office:value="7.39">
            <text:p>7.39</text:p>
          </table:table-cell>
          <table:table-cell office:value-type="float" office:value="9.76">
            <text:p>9.76</text:p>
          </table:table-cell>
          <table:table-cell office:value-type="float" office:value="63.56">
            <text:p>63.56</text:p>
          </table:table-cell>
          <table:table-cell table:formula="of:=([.C87]/[.E87])" office:value-type="float" office:value="0.11626809314034">
            <text:p>0.11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>
            <text:p>Varying Lighting (Original)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>
            <text:p>Scenario</text:p>
          </table:table-cell>
          <table:table-cell table:style-name="Default" office:value-type="string">
            <text:p>Overlapping images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Default" office:value-type="string">
            <text:p>Total Matches</text:p>
          </table:table-cell>
          <table:table-cell table:style-name="Default" office:value-type="string">
            <text:p>Valid Matches</text:p>
          </table:table-cell>
          <table:table-cell table:style-name="Default" office:value-type="string">
            <text:p>Invalid Matches</text:p>
          </table:table-cell>
          <table:table-cell table:style-name="Default" office:value-type="string">
            <text:p>Mean Num Interest Points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>
            <text:p>Original</text:p>
          </table:table-cell>
          <table:table-cell table:style-name="ce3" office:value-type="float" office:value="67.08">
            <text:p>67.08</text:p>
          </table:table-cell>
          <table:table-cell table:style-name="ce3" office:value-type="float" office:value="17.34">
            <text:p>17.34</text:p>
          </table:table-cell>
          <table:table-cell table:style-name="ce3" office:value-type="float" office:value="49.74">
            <text:p>49.74</text:p>
          </table:table-cell>
          <table:table-cell table:style-name="ce3" office:value-type="float" office:value="33.54">
            <text:p>33.54</text:p>
          </table:table-cell>
          <table:table-cell table:formula="of:=([.C92]/[.E92])" office:value-type="float" office:value="0.516994633273703">
            <text:p>0.517</text:p>
          </table:table-cell>
          <table:table-cell table:number-columns-repeated="7"/>
        </table:table-row>
        <table:table-row table:style-name="ro1">
          <table:table-cell office:value-type="string">
            <text:p>Left fluorescent Light Off</text:p>
          </table:table-cell>
          <table:table-cell office:value-type="float" office:value="22.32">
            <text:p>22.32</text:p>
          </table:table-cell>
          <table:table-cell office:value-type="float" office:value="17.1">
            <text:p>17.10</text:p>
          </table:table-cell>
          <table:table-cell office:value-type="float" office:value="5.22">
            <text:p>5.22</text:p>
          </table:table-cell>
          <table:table-cell office:value-type="float" office:value="20.7">
            <text:p>20.70</text:p>
          </table:table-cell>
          <table:table-cell table:formula="of:=([.C93]/[.E93])" office:value-type="float" office:value="0.826086956521739">
            <text:p>0.826</text:p>
          </table:table-cell>
          <table:table-cell table:number-columns-repeated="7"/>
        </table:table-row>
        <table:table-row table:style-name="ro1">
          <table:table-cell office:value-type="string">
            <text:p>Right fluorescent light and Main Lights off</text:p>
          </table:table-cell>
          <table:table-cell office:value-type="float" office:value="25.35">
            <text:p>25.35</text:p>
          </table:table-cell>
          <table:table-cell office:value-type="float" office:value="20.31">
            <text:p>20.31</text:p>
          </table:table-cell>
          <table:table-cell office:value-type="float" office:value="5.04">
            <text:p>5.04</text:p>
          </table:table-cell>
          <table:table-cell office:value-type="float" office:value="21.5">
            <text:p>21.50</text:p>
          </table:table-cell>
          <table:table-cell table:formula="of:=([.C94]/[.E94])" office:value-type="float" office:value="0.944651162790698">
            <text:p>0.945</text:p>
          </table:table-cell>
          <table:table-cell table:number-columns-repeated="7"/>
        </table:table-row>
        <table:table-row table:style-name="ro1">
          <table:table-cell office:value-type="string">
            <text:p>Both fluorescent Lights off</text:p>
          </table:table-cell>
          <table:table-cell office:value-type="float" office:value="21.65">
            <text:p>21.65</text:p>
          </table:table-cell>
          <table:table-cell office:value-type="float" office:value="16.57">
            <text:p>16.57</text:p>
          </table:table-cell>
          <table:table-cell office:value-type="float" office:value="5.09">
            <text:p>5.09</text:p>
          </table:table-cell>
          <table:table-cell office:value-type="float" office:value="30.86">
            <text:p>30.86</text:p>
          </table:table-cell>
          <table:table-cell table:formula="of:=([.C95]/[.E95])" office:value-type="float" office:value="0.536941023979261">
            <text:p>0.5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Original</text:p>
          </table:table-cell>
          <table:table-cell table:style-name="ce3" office:value-type="float" office:value="3.05">
            <text:p>3.05</text:p>
          </table:table-cell>
          <table:table-cell table:style-name="ce3" office:value-type="float" office:value="1.46">
            <text:p>1.46</text:p>
          </table:table-cell>
          <table:table-cell table:style-name="ce3" office:value-type="float" office:value="1.59">
            <text:p>1.59</text:p>
          </table:table-cell>
          <table:table-cell table:style-name="ce3" office:value-type="float" office:value="13">
            <text:p>13.00</text:p>
          </table:table-cell>
          <table:table-cell table:formula="of:=([.C97]/[.E97])" office:value-type="float" office:value="0.112307692307692">
            <text:p>0.112</text:p>
          </table:table-cell>
          <table:table-cell table:number-columns-repeated="7"/>
        </table:table-row>
        <table:table-row table:style-name="ro1">
          <table:table-cell office:value-type="string">
            <text:p>Left fluorescent Light Off</text:p>
          </table:table-cell>
          <table:table-cell office:value-type="float" office:value="2.2">
            <text:p>2.20</text:p>
          </table:table-cell>
          <table:table-cell office:value-type="float" office:value="0.95">
            <text:p>0.95</text:p>
          </table:table-cell>
          <table:table-cell office:value-type="float" office:value="1.25">
            <text:p>1.25</text:p>
          </table:table-cell>
          <table:table-cell office:value-type="float" office:value="22.94">
            <text:p>22.94</text:p>
          </table:table-cell>
          <table:table-cell table:formula="of:=([.C98]/[.E98])" office:value-type="float" office:value="0.0414123801220575">
            <text:p>0.041</text:p>
          </table:table-cell>
          <table:table-cell table:number-columns-repeated="7"/>
        </table:table-row>
        <table:table-row table:style-name="ro1">
          <table:table-cell office:value-type="string">
            <text:p>Right fluorescent light and Main Lights off</text:p>
          </table:table-cell>
          <table:table-cell office:value-type="float" office:value="2.01">
            <text:p>2.01</text:p>
          </table:table-cell>
          <table:table-cell office:value-type="float" office:value="0.72">
            <text:p>0.72</text:p>
          </table:table-cell>
          <table:table-cell office:value-type="float" office:value="1.29">
            <text:p>1.29</text:p>
          </table:table-cell>
          <table:table-cell office:value-type="float" office:value="23.58">
            <text:p>23.58</text:p>
          </table:table-cell>
          <table:table-cell table:formula="of:=([.C99]/[.E99])" office:value-type="float" office:value="0.0305343511450382">
            <text:p>0.031</text:p>
          </table:table-cell>
          <table:table-cell table:number-columns-repeated="7"/>
        </table:table-row>
        <table:table-row table:style-name="ro1">
          <table:table-cell office:value-type="string">
            <text:p>Both fluorescent Lights off</text:p>
          </table:table-cell>
          <table:table-cell office:value-type="float" office:value="3.81">
            <text:p>3.81</text:p>
          </table:table-cell>
          <table:table-cell office:value-type="float" office:value="1.7">
            <text:p>1.70</text:p>
          </table:table-cell>
          <table:table-cell office:value-type="float" office:value="2.11">
            <text:p>2.11</text:p>
          </table:table-cell>
          <table:table-cell office:value-type="float" office:value="32.78">
            <text:p>32.78</text:p>
          </table:table-cell>
          <table:table-cell table:formula="of:=([.C100]/[.E100])" office:value-type="float" office:value="0.0518608907870653">
            <text:p>0.052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Nikon Camera Robocup </text:p>
          </table:table-cell>
          <table:table-cell table:number-columns-repeated="12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Nao only </text:p>
          </table:table-cell>
          <table:table-cell office:value-type="float" office:value="29.78">
            <text:p>29.78</text:p>
          </table:table-cell>
          <table:table-cell office:value-type="float" office:value="23.13">
            <text:p>23.13</text:p>
          </table:table-cell>
          <table:table-cell office:value-type="float" office:value="6.66">
            <text:p>6.66</text:p>
          </table:table-cell>
          <table:table-cell office:value-type="float" office:value="21.3">
            <text:p>21.30</text:p>
          </table:table-cell>
          <table:table-cell table:formula="of:=([.C106]/[.E106])" office:value-type="float" office:value="1.08591549295775">
            <text:p>1.086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17.06">
            <text:p>17.06</text:p>
          </table:table-cell>
          <table:table-cell office:value-type="float" office:value="12.27">
            <text:p>12.27</text:p>
          </table:table-cell>
          <table:table-cell office:value-type="float" office:value="4.79">
            <text:p>4.79</text:p>
          </table:table-cell>
          <table:table-cell office:value-type="float" office:value="22.9">
            <text:p>22.90</text:p>
          </table:table-cell>
          <table:table-cell table:formula="of:=([.C107]/[.E107])" office:value-type="float" office:value="0.535807860262009">
            <text:p>0.5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Nao only</text:p>
          </table:table-cell>
          <table:table-cell office:value-type="float" office:value="3.05">
            <text:p>3.05</text:p>
          </table:table-cell>
          <table:table-cell office:value-type="float" office:value="1.46">
            <text:p>1.46</text:p>
          </table:table-cell>
          <table:table-cell office:value-type="float" office:value="1.59">
            <text:p>1.59</text:p>
          </table:table-cell>
          <table:table-cell office:value-type="float" office:value="13">
            <text:p>13.00</text:p>
          </table:table-cell>
          <table:table-cell table:formula="of:=([.C109]/[.E109])" office:value-type="float" office:value="0.112307692307692">
            <text:p>0.112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1.38">
            <text:p>1.38</text:p>
          </table:table-cell>
          <table:table-cell office:value-type="float" office:value="0.68">
            <text:p>0.68</text:p>
          </table:table-cell>
          <table:table-cell office:value-type="float" office:value="0.7">
            <text:p>0.70</text:p>
          </table:table-cell>
          <table:table-cell office:value-type="float" office:value="25.12">
            <text:p>25.12</text:p>
          </table:table-cell>
          <table:table-cell table:formula="of:=([.C110]/[.E110])" office:value-type="float" office:value="0.0270700636942675">
            <text:p>0.02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>
            <text:p>Nikon Camera Large Hall</text:p>
          </table:table-cell>
          <table:table-cell table:number-columns-repeated="12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Nao only</text:p>
          </table:table-cell>
          <table:table-cell office:value-type="float" office:value="96.88">
            <text:p>96.88</text:p>
          </table:table-cell>
          <table:table-cell office:value-type="float" office:value="78.65">
            <text:p>78.65</text:p>
          </table:table-cell>
          <table:table-cell office:value-type="float" office:value="18.23">
            <text:p>18.23</text:p>
          </table:table-cell>
          <table:table-cell office:value-type="float" office:value="98.38">
            <text:p>98.38</text:p>
          </table:table-cell>
          <table:table-cell table:formula="of:=([.C115]/[.E115])" office:value-type="float" office:value="0.79945110794877">
            <text:p>0.799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27.16">
            <text:p>27.16</text:p>
          </table:table-cell>
          <table:table-cell office:value-type="float" office:value="18.26">
            <text:p>18.26</text:p>
          </table:table-cell>
          <table:table-cell office:value-type="float" office:value="8.9">
            <text:p>8.90</text:p>
          </table:table-cell>
          <table:table-cell office:value-type="float" office:value="98.44">
            <text:p>98.44</text:p>
          </table:table-cell>
          <table:table-cell table:formula="of:=([.C116]/[.E116])" office:value-type="float" office:value="0.185493701747257">
            <text:p>0.1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Nao only</text:p>
          </table:table-cell>
          <table:table-cell office:value-type="float" office:value="7.55">
            <text:p>7.55</text:p>
          </table:table-cell>
          <table:table-cell office:value-type="float" office:value="3.5">
            <text:p>3.50</text:p>
          </table:table-cell>
          <table:table-cell office:value-type="float" office:value="4.05">
            <text:p>4.05</text:p>
          </table:table-cell>
          <table:table-cell office:value-type="float" office:value="110.76">
            <text:p>110.76</text:p>
          </table:table-cell>
          <table:table-cell table:formula="of:=([.C118]/[.E118])" office:value-type="float" office:value="0.0315998555435175">
            <text:p>0.032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8.3">
            <text:p>8.30</text:p>
          </table:table-cell>
          <table:table-cell office:value-type="float" office:value="2.67">
            <text:p>2.67</text:p>
          </table:table-cell>
          <table:table-cell office:value-type="float" office:value="5.63">
            <text:p>5.63</text:p>
          </table:table-cell>
          <table:table-cell office:value-type="float" office:value="88.96">
            <text:p>88.96</text:p>
          </table:table-cell>
          <table:table-cell table:formula="of:=([.C119]/[.E119])" office:value-type="float" office:value="0.0300134892086331">
            <text:p>0.030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Google Street View</text:p>
          </table:table-cell>
          <table:table-cell table:number-columns-repeated="12"/>
        </table:table-row>
        <table:table-row table:style-name="ro1">
          <table:table-cell office:value-type="string">
            <text:p>Method (2-NN)</text:p>
          </table:table-cell>
          <table:table-cell office:value-type="string">
            <text:p>Overlapping imag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Street View </text:p>
          </table:table-cell>
          <table:table-cell office:value-type="float" office:value="160.39">
            <text:p>160.39</text:p>
          </table:table-cell>
          <table:table-cell office:value-type="float" office:value="73.85">
            <text:p>73.85</text:p>
          </table:table-cell>
          <table:table-cell office:value-type="float" office:value="86.54">
            <text:p>86.54</text:p>
          </table:table-cell>
          <table:table-cell office:value-type="float" office:value="154.88">
            <text:p>154.88</text:p>
          </table:table-cell>
          <table:table-cell table:formula="of:=([.C125]/[.E125])" office:value-type="float" office:value="0.47682076446281">
            <text:p>0.4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Street View</text:p>
          </table:table-cell>
          <table:table-cell office:value-type="float" office:value="28.21">
            <text:p>28.21</text:p>
          </table:table-cell>
          <table:table-cell office:value-type="float" office:value="11.5">
            <text:p>11.50</text:p>
          </table:table-cell>
          <table:table-cell office:value-type="float" office:value="16.71">
            <text:p>16.71</text:p>
          </table:table-cell>
          <table:table-cell office:value-type="float" office:value="153.01">
            <text:p>153.01</text:p>
          </table:table-cell>
          <table:table-cell table:formula="of:=([.C127]/[.E127])" office:value-type="float" office:value="0.0751584863734397">
            <text:p>0.07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 table:number-rows-repeated="29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>
            <text:p>Main Robocup Dataset 2- NN</text:p>
          </table:table-cell>
          <table:table-cell table:style-name="ce1" table:number-columns-repeated="2"/>
          <table:table-cell table:style-name="ce1" office:value-type="string">
            <text:p>2-NN</text:p>
          </table:table-cell>
          <table:table-cell table:style-name="ce1" office:value-type="string">
            <text:p>Radius Matching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Overlapping images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Total Matches</text:p>
          </table:table-cell>
          <table:table-cell table:style-name="ce1" office:value-type="string">
            <text:p>Valid Matches</text:p>
          </table:table-cell>
          <table:table-cell table:style-name="ce1" office:value-type="string">
            <text:p>Invalid Matches</text:p>
          </table:table-cell>
          <table:table-cell table:style-name="ce1" office:value-type="string">
            <text:p>Mean Num Interest Points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175.56">
            <text:p>175.56</text:p>
          </table:table-cell>
          <table:table-cell table:style-name="ce5" office:value-type="float" office:value="15.42">
            <text:p>15.42</text:p>
          </table:table-cell>
          <table:table-cell table:style-name="ce5" office:value-type="float" office:value="160.14">
            <text:p>160.14</text:p>
          </table:table-cell>
          <table:table-cell table:style-name="ce5" office:value-type="float" office:value="87.78">
            <text:p>87.78</text:p>
          </table:table-cell>
          <table:table-cell table:style-name="ce7" table:formula="of:=([.C161]/[.E161])" office:value-type="float" office:value="0.175666438824334">
            <text:p>0.17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</text:p>
          </table:table-cell>
          <table:table-cell table:style-name="ce5" office:value-type="float" office:value="175.63">
            <text:p>175.63</text:p>
          </table:table-cell>
          <table:table-cell table:style-name="ce5" office:value-type="float" office:value="13.23">
            <text:p>13.23</text:p>
          </table:table-cell>
          <table:table-cell table:style-name="ce5" office:value-type="float" office:value="162.41">
            <text:p>162.41</text:p>
          </table:table-cell>
          <table:table-cell table:style-name="ce5" office:value-type="float" office:value="87.82">
            <text:p>87.82</text:p>
          </table:table-cell>
          <table:table-cell table:style-name="ce7" table:formula="of:=([.C162]/[.E162])" office:value-type="float" office:value="0.150649054884992">
            <text:p>0.15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 </text:p>
          </table:table-cell>
          <table:table-cell table:style-name="ce5" office:value-type="float" office:value="218.88">
            <text:p>218.88</text:p>
          </table:table-cell>
          <table:table-cell table:style-name="ce5" office:value-type="float" office:value="19.01">
            <text:p>19.01</text:p>
          </table:table-cell>
          <table:table-cell table:style-name="ce5" office:value-type="float" office:value="199.86">
            <text:p>199.86</text:p>
          </table:table-cell>
          <table:table-cell table:style-name="ce5" office:value-type="float" office:value="109.44">
            <text:p>109.44</text:p>
          </table:table-cell>
          <table:table-cell table:style-name="ce7" table:formula="of:=([.C163]/[.E163])" office:value-type="float" office:value="0.173702485380117">
            <text:p>0.17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135.76">
            <text:p>135.76</text:p>
          </table:table-cell>
          <table:table-cell table:style-name="ce5" office:value-type="float" office:value="16.14">
            <text:p>16.14</text:p>
          </table:table-cell>
          <table:table-cell table:style-name="ce5" office:value-type="float" office:value="119.62">
            <text:p>119.62</text:p>
          </table:table-cell>
          <table:table-cell table:style-name="ce5" office:value-type="float" office:value="67.88">
            <text:p>67.88</text:p>
          </table:table-cell>
          <table:table-cell table:style-name="ce7" table:formula="of:=([.C164]/[.E164])" office:value-type="float" office:value="0.237772539776075">
            <text:p>0.238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5.85">
            <text:p>15.85</text:p>
          </table:table-cell>
          <table:table-cell table:style-name="ce5" office:value-type="float" office:value="9.1">
            <text:p>9.10</text:p>
          </table:table-cell>
          <table:table-cell table:style-name="ce5" office:value-type="float" office:value="6.75">
            <text:p>6.75</text:p>
          </table:table-cell>
          <table:table-cell table:style-name="ce5" office:value-type="float" office:value="50.88">
            <text:p>50.88</text:p>
          </table:table-cell>
          <table:table-cell table:style-name="ce7" table:formula="of:=([.C165]/[.E165])" office:value-type="float" office:value="0.178852201257862">
            <text:p>0.17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Non-overlapping images</text:p>
          </table:table-cell>
          <table:table-cell table:style-name="ce5" table:number-columns-repeated="3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72.26">
            <text:p>72.26</text:p>
          </table:table-cell>
          <table:table-cell table:style-name="ce5" office:value-type="float" office:value="0.25">
            <text:p>0.25</text:p>
          </table:table-cell>
          <table:table-cell table:style-name="ce5" office:value-type="float" office:value="72.01">
            <text:p>72.01</text:p>
          </table:table-cell>
          <table:table-cell table:style-name="ce5" office:value-type="float" office:value="42.85">
            <text:p>42.85</text:p>
          </table:table-cell>
          <table:table-cell table:style-name="ce7" table:formula="of:=([.C167]/[.E167])" office:value-type="float" office:value="0.0058343057176196">
            <text:p>0.00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 </text:p>
          </table:table-cell>
          <table:table-cell table:style-name="ce5" office:value-type="float" office:value="69.93">
            <text:p>69.93</text:p>
          </table:table-cell>
          <table:table-cell table:style-name="ce5" office:value-type="float" office:value="0.28">
            <text:p>0.28</text:p>
          </table:table-cell>
          <table:table-cell table:style-name="ce5" office:value-type="float" office:value="69.64">
            <text:p>69.64</text:p>
          </table:table-cell>
          <table:table-cell table:style-name="ce5" office:value-type="float" office:value="41.53">
            <text:p>41.53</text:p>
          </table:table-cell>
          <table:table-cell table:style-name="ce7" table:formula="of:=([.C168]/[.E168])" office:value-type="float" office:value="0.0067421141343607">
            <text:p>0.00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5" office:value-type="float" office:value="98.7">
            <text:p>98.70</text:p>
          </table:table-cell>
          <table:table-cell table:style-name="ce5" office:value-type="float" office:value="1.39">
            <text:p>1.39</text:p>
          </table:table-cell>
          <table:table-cell table:style-name="ce5" office:value-type="float" office:value="97.31">
            <text:p>97.31</text:p>
          </table:table-cell>
          <table:table-cell table:style-name="ce5" office:value-type="float" office:value="56.84">
            <text:p>56.84</text:p>
          </table:table-cell>
          <table:table-cell table:style-name="ce7" table:formula="of:=([.C169]/[.E169])" office:value-type="float" office:value="0.0244546094299789">
            <text:p>0.02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54.56">
            <text:p>54.56</text:p>
          </table:table-cell>
          <table:table-cell table:style-name="ce5" office:value-type="float" office:value="0.22">
            <text:p>0.22</text:p>
          </table:table-cell>
          <table:table-cell table:style-name="ce5" office:value-type="float" office:value="54.34">
            <text:p>54.34</text:p>
          </table:table-cell>
          <table:table-cell table:style-name="ce5" office:value-type="float" office:value="32.61">
            <text:p>32.61</text:p>
          </table:table-cell>
          <table:table-cell table:style-name="ce7" table:formula="of:=([.C170]/[.E170])" office:value-type="float" office:value="0.00674639681079423">
            <text:p>0.00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2.96">
            <text:p>12.96</text:p>
          </table:table-cell>
          <table:table-cell table:style-name="ce5" office:value-type="float" office:value="6.48">
            <text:p>6.48</text:p>
          </table:table-cell>
          <table:table-cell table:style-name="ce5" office:value-type="float" office:value="6.47">
            <text:p>6.47</text:p>
          </table:table-cell>
          <table:table-cell table:style-name="ce5" office:value-type="float" office:value="53.29">
            <text:p>53.29</text:p>
          </table:table-cell>
          <table:table-cell table:style-name="ce7" table:formula="of:=([.C171]/[.E171])" office:value-type="float" office:value="0.121598799024207">
            <text:p>0.12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table:number-columns-repeated="4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5" table:number-columns-repeated="4"/>
          <table:table-cell table:style-name="ce7"/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Total Matches</text:p>
          </table:table-cell>
          <table:table-cell table:style-name="ce5" office:value-type="string">
            <text:p>Valid Matches</text:p>
          </table:table-cell>
          <table:table-cell table:style-name="ce5" office:value-type="string">
            <text:p>Invalid Matches</text:p>
          </table:table-cell>
          <table:table-cell table:style-name="ce5" office:value-type="string">
            <text:p>Mean Num Interest Points</text:p>
          </table:table-cell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</text:p>
          </table:table-cell>
          <table:table-cell table:style-name="ce5" office:value-type="float" office:value="70.77">
            <text:p>70.77</text:p>
          </table:table-cell>
          <table:table-cell table:style-name="ce5" office:value-type="float" office:value="39.98">
            <text:p>39.98</text:p>
          </table:table-cell>
          <table:table-cell table:style-name="ce5" office:value-type="float" office:value="30.79">
            <text:p>30.79</text:p>
          </table:table-cell>
          <table:table-cell table:style-name="ce5" office:value-type="float" office:value="37.92">
            <text:p>37.92</text:p>
          </table:table-cell>
          <table:table-cell table:style-name="ce7" table:formula="of:=([.C175]/[.E175])" office:value-type="float" office:value="1.05432489451477">
            <text:p>1.05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</text:p>
          </table:table-cell>
          <table:table-cell table:style-name="ce5" office:value-type="float" office:value="91.38">
            <text:p>91.38</text:p>
          </table:table-cell>
          <table:table-cell table:style-name="ce5" office:value-type="float" office:value="57.51">
            <text:p>57.51</text:p>
          </table:table-cell>
          <table:table-cell table:style-name="ce5" office:value-type="float" office:value="33.87">
            <text:p>33.87</text:p>
          </table:table-cell>
          <table:table-cell table:style-name="ce5" office:value-type="float" office:value="37.98">
            <text:p>37.98</text:p>
          </table:table-cell>
          <table:table-cell table:style-name="ce7" table:formula="of:=([.C176]/[.E176])" office:value-type="float" office:value="1.51421800947867">
            <text:p>1.51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 </text:p>
          </table:table-cell>
          <table:table-cell table:style-name="ce5" office:value-type="float" office:value="19.53">
            <text:p>19.53</text:p>
          </table:table-cell>
          <table:table-cell table:style-name="ce5" office:value-type="float" office:value="12.05">
            <text:p>12.05</text:p>
          </table:table-cell>
          <table:table-cell table:style-name="ce5" office:value-type="float" office:value="7.48">
            <text:p>7.48</text:p>
          </table:table-cell>
          <table:table-cell table:style-name="ce5" office:value-type="float" office:value="59.53">
            <text:p>59.53</text:p>
          </table:table-cell>
          <table:table-cell table:style-name="ce7" table:formula="of:=([.C177]/[.E177])" office:value-type="float" office:value="0.202418948429363">
            <text:p>0.20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40.12">
            <text:p>40.12</text:p>
          </table:table-cell>
          <table:table-cell table:style-name="ce5" office:value-type="float" office:value="26.93">
            <text:p>26.93</text:p>
          </table:table-cell>
          <table:table-cell table:style-name="ce5" office:value-type="float" office:value="13.19">
            <text:p>13.19</text:p>
          </table:table-cell>
          <table:table-cell table:style-name="ce5" office:value-type="float" office:value="39.19">
            <text:p>39.19</text:p>
          </table:table-cell>
          <table:table-cell table:style-name="ce7" table:formula="of:=([.C178]/[.E178])" office:value-type="float" office:value="0.687165093136004">
            <text:p>0.68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5.85">
            <text:p>15.85</text:p>
          </table:table-cell>
          <table:table-cell table:style-name="ce5" office:value-type="float" office:value="9.1">
            <text:p>9.10</text:p>
          </table:table-cell>
          <table:table-cell table:style-name="ce5" office:value-type="float" office:value="6.75">
            <text:p>6.75</text:p>
          </table:table-cell>
          <table:table-cell table:style-name="ce5" office:value-type="float" office:value="50.88">
            <text:p>50.88</text:p>
          </table:table-cell>
          <table:table-cell table:style-name="ce7" table:formula="of:=([.C179]/[.E179])" office:value-type="float" office:value="0.178852201257862">
            <text:p>0.17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Non-overlapping images</text:p>
          </table:table-cell>
          <table:table-cell table:style-name="ce5" table:number-columns-repeated="3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11.15">
            <text:p>11.15</text:p>
          </table:table-cell>
          <table:table-cell table:style-name="ce5" office:value-type="float" office:value="4.96">
            <text:p>4.96</text:p>
          </table:table-cell>
          <table:table-cell table:style-name="ce5" office:value-type="float" office:value="6.19">
            <text:p>6.19</text:p>
          </table:table-cell>
          <table:table-cell table:style-name="ce5" office:value-type="float" office:value="16.23">
            <text:p>16.23</text:p>
          </table:table-cell>
          <table:table-cell table:style-name="ce7" table:formula="of:=([.C181]/[.E181])" office:value-type="float" office:value="0.305606900800986">
            <text:p>0.30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 </text:p>
          </table:table-cell>
          <table:table-cell table:style-name="ce5" office:value-type="float" office:value="5.63">
            <text:p>5.63</text:p>
          </table:table-cell>
          <table:table-cell table:style-name="ce5" office:value-type="float" office:value="2.39">
            <text:p>2.39</text:p>
          </table:table-cell>
          <table:table-cell table:style-name="ce5" office:value-type="float" office:value="3.25">
            <text:p>3.25</text:p>
          </table:table-cell>
          <table:table-cell table:style-name="ce5" office:value-type="float" office:value="11.8">
            <text:p>11.80</text:p>
          </table:table-cell>
          <table:table-cell table:style-name="ce7" table:formula="of:=([.C182]/[.E182])" office:value-type="float" office:value="0.202542372881356">
            <text:p>0.20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5" office:value-type="float" office:value="2.68">
            <text:p>2.68</text:p>
          </table:table-cell>
          <table:table-cell table:style-name="ce5" office:value-type="float" office:value="0.9">
            <text:p>0.90</text:p>
          </table:table-cell>
          <table:table-cell table:style-name="ce5" office:value-type="float" office:value="1.78">
            <text:p>1.78</text:p>
          </table:table-cell>
          <table:table-cell table:style-name="ce5" office:value-type="float" office:value="29.15">
            <text:p>29.15</text:p>
          </table:table-cell>
          <table:table-cell table:style-name="ce7" table:formula="of:=([.C183]/[.E183])" office:value-type="float" office:value="0.0308747855917667">
            <text:p>0.03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3.97">
            <text:p>3.97</text:p>
          </table:table-cell>
          <table:table-cell table:style-name="ce5" office:value-type="float" office:value="1.85">
            <text:p>1.85</text:p>
          </table:table-cell>
          <table:table-cell table:style-name="ce5" office:value-type="float" office:value="2.12">
            <text:p>2.12</text:p>
          </table:table-cell>
          <table:table-cell table:style-name="ce5" office:value-type="float" office:value="17.02">
            <text:p>17.02</text:p>
          </table:table-cell>
          <table:table-cell table:style-name="ce7" table:formula="of:=([.C184]/[.E184])" office:value-type="float" office:value="0.108695652173913">
            <text:p>0.109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2.96">
            <text:p>12.96</text:p>
          </table:table-cell>
          <table:table-cell table:style-name="ce5" office:value-type="float" office:value="6.48">
            <text:p>6.48</text:p>
          </table:table-cell>
          <table:table-cell table:style-name="ce5" office:value-type="float" office:value="6.47">
            <text:p>6.47</text:p>
          </table:table-cell>
          <table:table-cell table:style-name="ce5" office:value-type="float" office:value="53.29">
            <text:p>53.29</text:p>
          </table:table-cell>
          <table:table-cell table:style-name="ce7" table:formula="of:=([.C185]/[.E185])" office:value-type="float" office:value="0.121598799024207">
            <text:p>0.122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heet2.J23" table:end-x="0.958cm" table:end-y="0.106cm" draw:z-index="1" draw:style-name="gr1" svg:width="20.488cm" svg:height="10.003cm" svg:x="0.793cm" svg:y="0cm">
              <draw:object draw:notify-on-update-of-ranges="Sheet1.A167:Sheet1.A171 Sheet1.D158:Sheet1.D158 Sheet1.E4:Sheet1.E8 Sheet1.E158:Sheet1.E158 Sheet1.E18:Sheet1.E21 Sheet2.L6:Sheet2.L6 Sheet2.L9:Sheet2.L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2-NN</text:p>
          </table:table-cell>
        </table:table-row>
        <table:table-row table:style-name="ro1">
          <table:table-cell table:number-columns-repeated="11"/>
          <table:table-cell office:value-type="string">
            <text:p>Radius Matching</text:p>
          </table:table-cell>
        </table:table-row>
        <table:table-row table:style-name="ro1">
          <table:table-cell table:number-columns-repeated="11"/>
          <table:table-cell office:value-type="string">
            <text:p>RANSAC</text:p>
          </table:table-cell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10"/>
          <table:table-cell>
            <draw:frame table:end-cell-address="Sheet2.T45" table:end-x="0.248cm" table:end-y="0.233cm" draw:z-index="2" draw:style-name="gr1" svg:width="20.421cm" svg:height="10.506cm" svg:x="0.15cm" svg:y="0.074cm">
              <draw:object draw:notify-on-update-of-ranges="Sheet1.A161:Sheet1.A165 Sheet1.D158:Sheet1.D158 Sheet1.B4:Sheet1.B8 Sheet1.E158:Sheet1.E158 Sheet1.B18:Sheet1.B21 Sheet2.L6:Sheet2.L6 Sheet2.L8:Sheet2.L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>
            <draw:frame table:end-cell-address="Sheet2.J49" table:end-x="2.035cm" table:end-y="0.376cm" draw:z-index="0" draw:style-name="gr1" svg:width="21.291cm" svg:height="11.897cm" svg:x="1.067cm" svg:y="0.175cm">
              <draw:object draw:notify-on-update-of-ranges="Sheet1.A161:Sheet1.A165 Sheet1.D158:Sheet1.D158 Sheet1.C4:Sheet1.C8 Sheet1.E158:Sheet1.E158 Sheet1.C18:Sheet1.C21 Sheet2.L6:Sheet2.L6 Sheet2.L8:Sheet2.L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1">
          <table:table-cell table:number-columns-repeated="12"/>
        </table:table-row>
        <table:table-row table:style-name="ro1">
          <table:table-cell table:number-columns-repeated="9"/>
          <table:table-cell>
            <draw:frame table:end-cell-address="Sheet2.S71" table:end-x="1.894cm" table:end-y="0.321cm" draw:z-index="3" draw:style-name="gr1" svg:width="21.01cm" svg:height="11.818cm" svg:x="1.207cm" svg:y="0.199cm">
              <draw:object draw:notify-on-update-of-ranges="Sheet1.A161:Sheet1.A165 Sheet1.D158:Sheet1.D158 Sheet1.F4:Sheet1.F8 Sheet1.E158:Sheet1.E158 Sheet1.F18:Sheet1.F21 Sheet2.L6:Sheet2.L6 Sheet2.L8:Sheet2.L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>
            <draw:frame table:end-cell-address="Sheet2.J75" table:end-x="0.22cm" table:end-y="0.263cm" draw:z-index="4" draw:style-name="gr1" svg:width="20.543cm" svg:height="11.555cm" svg:x="0cm" svg:y="0.405cm">
              <draw:object draw:notify-on-update-of-ranges="Sheet1.A161:Sheet1.A165 Sheet1.D158:Sheet1.D158 Sheet1.C10:Sheet1.C14 Sheet1.E158:Sheet1.E158 Sheet1.C24:Sheet1.C27 Sheet2.L6:Sheet2.L6 Sheet2.L8:Sheet2.L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</table:table>
      <table:table table:name="Sheet3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heet3.I25" table:end-x="1.433cm" table:end-y="0.293cm" draw:z-index="0" draw:style-name="gr1" svg:width="19.497cm" svg:height="10.963cm" svg:x="0.001cm" svg:y="0.126cm">
              <draw:object draw:notify-on-update-of-ranges="Sheet1.A161:Sheet1.A165 Sheet1.D158:Sheet1.D158 Sheet1.C33:Sheet1.C37 Sheet1.E158:Sheet1.E158 Sheet1.C47:Sheet1.C50 Sheet3.L3:Sheet3.L3 Sheet3.K1:Sheet3.K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"/>
          <table:table-cell office:value-type="string">
            <text:p>2-NN</text:p>
          </table:table-cell>
        </table:table-row>
        <table:table-row table:style-name="ro1">
          <table:table-cell table:number-columns-repeated="11"/>
          <table:table-cell office:value-type="string">
            <text:p>Radius Matching</text:p>
          </table:table-cell>
        </table:table-row>
        <table:table-row table:style-name="ro1">
          <table:table-cell table:number-columns-repeated="11"/>
          <table:table-cell office:value-type="string">
            <text:p>RANSAC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>
            <draw:frame table:end-cell-address="Sheet3.R28" table:end-x="1.555cm" table:end-y="0.219cm" draw:z-index="1" draw:style-name="gr1" svg:width="20.488cm" svg:height="10.003cm" svg:x="1.39cm" svg:y="0.113cm">
              <draw:object draw:notify-on-update-of-ranges="Sheet1.A167:Sheet1.A171 Sheet1.D158:Sheet1.D158 Sheet1.E33:Sheet1.E37 Sheet1.E158:Sheet1.E158 Sheet1.E47:Sheet1.E50 Sheet3.L3:Sheet3.L3 Sheet3.N1:Sheet3.N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>
            <draw:frame table:end-cell-address="Sheet3.J52" table:end-x="0.687cm" table:end-y="0.069cm" draw:z-index="3" draw:style-name="gr1" svg:width="21.01cm" svg:height="11.818cm" svg:x="0cm" svg:y="0.398cm">
              <draw:object draw:notify-on-update-of-ranges="Sheet1.A161:Sheet1.A165 Sheet1.D158:Sheet1.D158 Sheet1.F33:Sheet1.F37 Sheet1.E158:Sheet1.E158 Sheet1.F47:Sheet1.F50 Sheet3.L3:Sheet3.L3 Sheet3.K1:Sheet3.K5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>
            <draw:frame table:end-cell-address="Sheet3.S50" table:end-x="0.148cm" table:end-y="0.43cm" draw:z-index="2" draw:style-name="gr1" svg:width="20.421cm" svg:height="10.506cm" svg:x="0.05cm" svg:y="0.271cm">
              <draw:object draw:notify-on-update-of-ranges="Sheet1.A161:Sheet1.A165 Sheet1.D158:Sheet1.D158 Sheet1.B33:Sheet1.B37 Sheet1.E158:Sheet1.E158 Sheet1.B47:Sheet1.B50 Sheet3.L3:Sheet3.L3 Sheet3.R1:Sheet3.R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>
            <draw:frame table:end-cell-address="Sheet3.J78" table:end-x="0.741cm" table:end-y="0.166cm" draw:z-index="4" draw:style-name="gr1" svg:width="20.543cm" svg:height="11.555cm" svg:x="0.521cm" svg:y="0.307cm">
              <draw:object draw:notify-on-update-of-ranges="Sheet1.A161:Sheet1.A165 Sheet1.D158:Sheet1.D158 Sheet1.C39:Sheet1.C43 Sheet1.E158:Sheet1.E158 Sheet1.C53:Sheet1.C56 Sheet3.L3:Sheet3.L3 Sheet3.K1:Sheet3.K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1"/>
        </table:table-row>
      </table:table>
      <table:table table:name="Sheet4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0"/>
          <table:table-cell office:value-type="string">
            <text:p>2-NN</text:p>
          </table:table-cell>
        </table:table-row>
        <table:table-row table:style-name="ro1">
          <table:table-cell table:number-columns-repeated="10"/>
          <table:table-cell office:value-type="string">
            <text:p>Radius Matching</text:p>
          </table:table-cell>
        </table:table-row>
        <table:table-row table:style-name="ro1">
          <table:table-cell table:number-columns-repeated="10"/>
          <table:table-cell office:value-type="string">
            <text:p>RANSAC</text:p>
          </table:table-cell>
        </table:table-row>
        <table:table-row table:style-name="ro1">
          <table:table-cell>
            <draw:frame table:end-cell-address="Sheet4.J28" table:end-x="0.316cm" table:end-y="0.342cm" draw:z-index="0" draw:style-name="gr1" svg:width="19.497cm" svg:height="10.963cm" svg:x="1.142cm" svg:y="0.176cm">
              <draw:object draw:notify-on-update-of-ranges="Sheet1.A161:Sheet1.A165 Sheet4.K1:Sheet4.K1 Sheet1.C62:Sheet1.C66 Sheet1.E158:Sheet1.E158 Sheet1.C77:Sheet1.C80 Sheet4.K3:Sheet4.K3 Sheet4.M1:Sheet4.M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9"/>
          <table:table-cell>
            <draw:frame table:end-cell-address="Sheet4.S32" table:end-x="0.338cm" table:end-y="0.133cm" draw:z-index="1" draw:style-name="gr1" svg:width="20.488cm" svg:height="10.003cm" svg:x="0.173cm" svg:y="0.027cm">
              <draw:object draw:notify-on-update-of-ranges="Sheet1.A167:Sheet1.A171 Sheet1.D158:Sheet1.D158 Sheet1.E62:Sheet1.E66 Sheet1.E158:Sheet1.E158 Sheet1.E77:Sheet1.E80 Sheet4.K3:Sheet4.K3 Sheet4.P1:Sheet4.P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 table:number-rows-repeated="13">
          <table:table-cell table:number-columns-repeated="11"/>
        </table:table-row>
        <table:table-row table:style-name="ro1">
          <table:table-cell>
            <draw:frame table:end-cell-address="Sheet4.J50" table:end-x="0.687cm" table:end-y="0.122cm" draw:z-index="3" draw:style-name="gr1" svg:width="21.01cm" svg:height="11.818cm" svg:x="0cm" svg:y="0.001cm">
              <draw:object draw:notify-on-update-of-ranges="Sheet1.A161:Sheet1.A165 Sheet1.D158:Sheet1.D158 Sheet1.F62:Sheet1.F66 Sheet1.E158:Sheet1.E158 Sheet1.F77:Sheet1.F80 Sheet4.K3:Sheet4.K3 Sheet4.L1:Sheet4.L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9"/>
          <table:table-cell>
            <draw:frame table:end-cell-address="Sheet4.S55" table:end-x="1.935cm" table:end-y="0.185cm" draw:z-index="2" draw:style-name="gr1" svg:width="20.421cm" svg:height="10.506cm" svg:x="1.837cm" svg:y="0.026cm">
              <draw:object draw:notify-on-update-of-ranges="Sheet1.A161:Sheet1.A165 Sheet1.D158:Sheet1.D158 Sheet1.B62:Sheet1.B66 Sheet1.E158:Sheet1.E158 Sheet1.B77:Sheet1.B80 Sheet4.K3:Sheet4.K3 Sheet4.N1:Sheet4.N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/>
        </table:table-row>
        <table:table-row table:style-name="ro1" table:number-rows-repeated="17">
          <table:table-cell table:number-columns-repeated="11"/>
        </table:table-row>
        <table:table-row table:style-name="ro1">
          <table:table-cell>
            <draw:frame table:end-cell-address="Sheet4.J75" table:end-x="1.312cm" table:end-y="0.335cm" draw:z-index="4" draw:style-name="gr1" svg:width="20.543cm" svg:height="11.555cm" svg:x="1.092cm" svg:y="0.027cm">
              <draw:object draw:notify-on-update-of-ranges="Sheet1.A161:Sheet1.A165 Sheet1.D158:Sheet1.D158 Sheet1.C68:Sheet1.C72 Sheet1.E158:Sheet1.E158 Sheet1.C83:Sheet1.C86 Sheet4.K3:Sheet4.K3 Sheet4.L1:Sheet4.L5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"/>
        </table:table-row>
      </table:table>
      <table:table table:name="Sheet5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0"/>
          <table:table-cell>
            <draw:frame table:end-cell-address="Sheet5.U27" table:end-x="1.266cm" table:end-y="0.101cm" draw:z-index="0" draw:style-name="gr1" svg:width="23.698cm" svg:height="11.797cm" svg:x="0.149cm" svg:y="0cm">
              <draw:object draw:notify-on-update-of-ranges="Sheet1.I3:Sheet1.K3 Sheet1.H4:Sheet1.H4 Sheet1.I4:Sheet1.K4 Sheet1.H5:Sheet1.H5 Sheet1.I5:Sheet1.K5 Sheet1.H6:Sheet1.H6 Sheet1.I6:Sheet1.K6 Sheet1.H7:Sheet1.H7 Sheet1.I7:Sheet1.K7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>
            <draw:frame table:end-cell-address="Sheet5.K33" table:end-x="0.795cm" table:end-y="0.327cm" draw:z-index="1" draw:style-name="gr1" svg:width="23.276cm" svg:height="11.297cm" svg:x="0.1cm" svg:y="0.276cm">
              <draw:object draw:notify-on-update-of-ranges="Sheet1.H4:Sheet1.H7 Sheet1.H1:Sheet1.H1 Sheet1.L4:Sheet1.L7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7"/>
          <table:table-cell>
            <draw:frame table:end-cell-address="Sheet5.O51" table:end-x="0.771cm" table:end-y="0.03cm" draw:z-index="3" draw:style-name="gr1" svg:width="16.005cm" svg:height="9.002cm" svg:x="0.573cm" svg:y="0.025cm">
              <draw:object draw:notify-on-update-of-ranges="Sheet1.I12:Sheet1.K12 Sheet1.H13:Sheet1.H13 Sheet1.I22:Sheet1.K22 Sheet1.H14:Sheet1.H14 Sheet1.I23:Sheet1.K23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>
            <draw:frame table:end-cell-address="Sheet5.H55" table:end-x="0.199cm" table:end-y="0.23cm" draw:z-index="2" draw:style-name="gr1" svg:width="16.005cm" svg:height="9.002cm" svg:x="0cm" svg:y="0.225cm">
              <draw:object draw:notify-on-update-of-ranges="Sheet1.I12:Sheet1.K12 Sheet1.H13:Sheet1.H13 Sheet1.I13:Sheet1.K13 Sheet1.H14:Sheet1.H14 Sheet1.I14:Sheet1.K1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8"/>
          <table:table-cell>
            <draw:frame table:end-cell-address="Sheet5.P73" table:end-x="1.408cm" table:end-y="0.203cm" draw:z-index="5" draw:style-name="gr1" svg:width="15.999cm" svg:height="8.999cm" svg:x="1.215cm" svg:y="0.201cm">
              <draw:object draw:notify-on-update-of-ranges="Sheet1.H13:Sheet1.H14 Sheet1.H10:Sheet1.H10 Sheet1.J25:Sheet1.J26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>
            <draw:frame table:end-cell-address="Sheet5.H78" table:end-x="0.193cm" table:end-y="0.052cm" draw:z-index="4" draw:style-name="gr1" svg:width="15.999cm" svg:height="8.999cm" svg:x="0cm" svg:y="0.05cm">
              <draw:object draw:notify-on-update-of-ranges="Sheet1.H13:Sheet1.H14 Sheet1.H10:Sheet1.H10 Sheet1.J16:Sheet1.J1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0"/>
        </table:table-row>
      </table:table>
      <table:table table:name="Sheet6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Sheet6.M28" table:end-x="0.05cm" table:end-y="0.35cm" draw:z-index="0" draw:style-name="gr1" svg:width="27.147cm" svg:height="12.496cm" svg:x="0cm" svg:y="0cm">
              <draw:object draw:notify-on-update-of-ranges="Sheet1.A53:Sheet1.A57 Sheet1.J38:Sheet1.J38 Sheet1.B4:Sheet1.B8 Sheet1.J39:Sheet1.J39 Sheet1.B33:Sheet1.B37 Sheet1.J40:Sheet1.J40 Sheet1.B62:Sheet1.B66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1"/>
          <table:table-cell>
            <draw:frame table:end-cell-address="Sheet6.Y28" table:end-x="0.993cm" table:end-y="0.35cm" draw:z-index="1" draw:style-name="gr1" svg:width="26.923cm" svg:height="12.496cm" svg:x="1.168cm" svg:y="0cm">
              <draw:object draw:notify-on-update-of-ranges="Sheet1.A53:Sheet1.A57 Sheet1.J38:Sheet1.J38 Sheet1.B18:Sheet1.B22 Sheet1.J39:Sheet1.J39 Sheet1.B47:Sheet1.B51 Sheet1.J40:Sheet1.J40 Sheet1.B77:Sheet1.B81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/>
        </table:table-row>
        <table:table-row table:style-name="ro1" table:number-rows-repeated="26">
          <table:table-cell table:number-columns-repeated="14"/>
        </table:table-row>
        <table:table-row table:style-name="ro1">
          <table:table-cell table:number-columns-repeated="13"/>
          <table:table-cell>
            <draw:frame table:end-cell-address="Sheet6.X52" table:end-x="1.291cm" table:end-y="0.276cm" draw:z-index="3" draw:style-name="gr1" svg:width="23.724cm" svg:height="10.846cm" svg:x="0.148cm" svg:y="0.227cm">
              <draw:object draw:notify-on-update-of-ranges="Sheet1.A53:Sheet1.A57 Sheet1.J38:Sheet1.J38 Sheet1.E18:Sheet1.E22 Sheet1.J39:Sheet1.J39 Sheet1.E47:Sheet1.E51 Sheet1.J40:Sheet1.J40 Sheet1.E77:Sheet1.E81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</table:table-row>
        <table:table-row table:style-name="ro1">
          <table:table-cell table:number-columns-repeated="14"/>
        </table:table-row>
        <table:table-row table:style-name="ro1">
          <table:table-cell>
            <draw:frame table:end-cell-address="Sheet6.L57" table:end-x="1.738cm" table:end-y="0.075cm" draw:z-index="2" draw:style-name="gr1" svg:width="26.577cm" svg:height="11.996cm" svg:x="0cm" svg:y="0.225cm">
              <draw:object draw:notify-on-update-of-ranges="Sheet1.A53:Sheet1.A57 Sheet1.J38:Sheet1.J38 Sheet1.E4:Sheet1.E8 Sheet1.J39:Sheet1.J39 Sheet1.E33:Sheet1.E37 Sheet1.J40:Sheet1.J40 Sheet1.E62:Sheet1.E6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23">
          <table:table-cell table:number-columns-repeated="14"/>
        </table:table-row>
        <table:table-row table:style-name="ro1">
          <table:table-cell table:number-columns-repeated="12"/>
          <table:table-cell>
            <draw:frame table:end-cell-address="Sheet6.X80" table:end-x="1.811cm" table:end-y="0.075cm" draw:z-index="5" draw:style-name="gr1" svg:width="25.559cm" svg:height="11.621cm" svg:x="1.091cm" svg:y="0.15cm">
              <draw:object draw:notify-on-update-of-ranges="Sheet1.A53:Sheet1.A57 Sheet1.J38:Sheet1.J38 Sheet1.C18:Sheet1.C22 Sheet1.J39:Sheet1.J39 Sheet1.C47:Sheet1.C51 Sheet1.J40:Sheet1.J40 Sheet1.C77:Sheet1.C81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>
            <draw:frame table:end-cell-address="Sheet6.L87" table:end-x="0.893cm" table:end-y="0.401cm" draw:z-index="4" draw:style-name="gr1" svg:width="25.658cm" svg:height="12.596cm" svg:x="0.074cm" svg:y="0.401cm">
              <draw:object draw:notify-on-update-of-ranges="Sheet1.A53:Sheet1.A57 Sheet1.J38:Sheet1.J38 Sheet1.C4:Sheet1.C8 Sheet1.J39:Sheet1.J39 Sheet1.C33:Sheet1.C37 Sheet1.J40:Sheet1.J40 Sheet1.C62:Sheet1.C66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2"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14" number:min-integer-digits="1"/>
    </number:number-style>
    <number:number-style style:name="N118">
      <number:number number:decimal-places="10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3/08/2012</text:date>, <text:time>13:2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53:18</meta:creation-date>
    <dc:date>2012-08-03T13:20:32</dc:date>
    <dc:creator>Daniel Mankowitz</dc:creator>
    <meta:editing-duration>P2DT19H59M50S</meta:editing-duration>
    <meta:editing-cycles>163</meta:editing-cycles>
    <meta:generator>LibreOffice/3.3$Linux LibreOffice_project/330m19$Build-401</meta:generator>
    <meta:document-statistic meta:table-count="6" meta:cell-count="794"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2.479cm" svg:y="0.295cm" chart:style-name="ch2">
          <text:p>The Mean Total Number of Matches for image pairs for each algorithm in the 
Main Robocup Datasets for each matching technique</text:p>
        </chart:title>
        <chart:legend chart:legend-position="end" svg:x="0.713cm" svg:y="0.811cm" chart:style-name="ch3"/>
        <chart:plot-area chart:style-name="ch4" table:cell-range-address="Sheet1.A161:Sheet1.A165 Sheet1.D158:Sheet1.E158 Sheet1.B4:Sheet1.B8 Sheet1.B18:Sheet1.B21 Sheet2.L6:Sheet2.L6 Sheet2.L8:Sheet2.L12" chart:data-source-has-labels="both" svg:x="1.419cm" svg:y="2.258cm" svg:width="14.812cm" svg:height="7.058cm">
          <chartooo:coordinate-region svg:x="2.702cm" svg:y="2.458cm" svg:width="13.529cm" svg:height="5.813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4:Sheet1.B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B18:Sheet1.B21" chart:label-cell-address="Sheet1.E158:Sheet1.E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E158:Sheet1.E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06.42">
                <text:p>106.42</text:p>
                <draw:g>
                  <svg:desc>Sheet1.B4:Sheet1.B8</svg:desc>
                </draw:g>
              </table:table-cell>
              <table:table-cell office:value-type="float" office:value="46.25">
                <text:p>46.25</text:p>
                <draw:g>
                  <svg:desc>Sheet1.B18:Sheet1.B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05.8">
                <text:p>105.8</text:p>
              </table:table-cell>
              <table:table-cell office:value-type="float" office:value="53.69">
                <text:p>53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22.73">
                <text:p>122.73</text:p>
              </table:table-cell>
              <table:table-cell office:value-type="float" office:value="12.67">
                <text:p>12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67.08">
                <text:p>67.08</text:p>
              </table:table-cell>
              <table:table-cell office:value-type="float" office:value="29.78">
                <text:p>29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7.32">
                <text:p>17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4.249cm" svg:y="0.366cm" chart:style-name="ch2">
          <text:p>The Mean Total Number of FP Matches for 
Non-overlapping Images in The Office Environment Datasets</text:p>
        </chart:title>
        <chart:legend chart:legend-position="end" svg:x="0.81cm" svg:y="0.498cm" chart:style-name="ch3"/>
        <chart:plot-area chart:style-name="ch4" table:cell-range-address="Sheet1.A161:Sheet1.A165 Sheet1.D158:Sheet1.E158 Sheet1.C39:Sheet1.C43 Sheet1.C53:Sheet1.C56 Sheet3.L3:Sheet3.L3 Sheet3.K1:Sheet3.K5" chart:data-source-has-labels="both" svg:x="1.421cm" svg:y="2.342cm" svg:width="14.928cm" svg:height="8.002cm">
          <chartooo:coordinate-region svg:x="2.333cm" svg:y="2.541cm" svg:width="14.016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39:Sheet1.C43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53:Sheet1.C56" chart:label-cell-address="Sheet1.E158:Sheet1.E158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E158:Sheet1.E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92">
                <text:p>0.92</text:p>
                <draw:g>
                  <svg:desc>Sheet1.C39:Sheet1.C43</svg:desc>
                </draw:g>
              </table:table-cell>
              <table:table-cell office:value-type="float" office:value="0.85">
                <text:p>0.85</text:p>
                <draw:g>
                  <svg:desc>Sheet1.C53:Sheet1.C56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64">
                <text:p>0.64</text:p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6.46">
                <text:p>6.46</text:p>
              </table:table-cell>
              <table:table-cell office:value-type="float" office:value="1.52">
                <text:p>1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72">
                <text:p>0.72</text:p>
              </table:table-cell>
              <table:table-cell office:value-type="float" office:value="1.27">
                <text:p>1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98cm" svg:height="10.964cm" xlink:href=".." xlink:type="simple" chart:class="chart:bar" chart:style-name="ch1">
        <chart:title svg:x="4.877cm" svg:y="0.354cm" chart:style-name="ch2">
          <text:p>The Mean Total Number of Valid matches for 
image pairs the Large Hall Environment Datasets</text:p>
        </chart:title>
        <chart:legend chart:legend-position="end" svg:x="1.107cm" svg:y="0.525cm" chart:style-name="ch3"/>
        <chart:plot-area chart:style-name="ch4" table:cell-range-address="Sheet1.A161:Sheet1.A165 Sheet4.K1:Sheet4.K1 Sheet1.C62:Sheet1.C66 Sheet1.E158:Sheet1.E158 Sheet1.C77:Sheet1.C80 Sheet4.K3:Sheet4.K3 Sheet4.M1:Sheet4.M5" chart:data-source-has-labels="both" svg:x="1.4cm" svg:y="2.294cm" svg:width="13.945cm" svg:height="7.47cm">
          <chartooo:coordinate-region svg:x="2.683cm" svg:y="2.494cm" svg:width="12.662cm" svg:height="6.225cm"/>
          <chart:axis chart:dimension="x" chart:name="primary-x" chart:style-name="ch5">
            <chart:title svg:x="7.627cm" svg:y="9.983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51cm" chart:style-name="ch8">
              <text:p>Value</text:p>
            </chart:title>
            <chart:grid chart:style-name="ch9" chart:class="major"/>
          </chart:axis>
          <chart:series chart:style-name="ch10" chart:values-cell-range-address="Sheet1.C62:Sheet1.C66" chart:label-cell-address="Sheet4.K1:Sheet4.K1" chart:class="chart:bar">
            <chart:data-point chart:repeated="4"/>
            <chart:data-point chart:style-name="ch11"/>
          </chart:series>
          <chart:series chart:style-name="ch12" chart:values-cell-range-address="Sheet1.C77:Sheet1.C80" chart:label-cell-address="Sheet1.E158:Sheet1.E158" chart:class="chart:bar">
            <chart:data-point chart:repeated="4"/>
          </chart:series>
          <chart:series chart:style-name="ch13" chart:values-cell-range-address="Sheet4.M1:Sheet4.M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4.K1:Sheet4.K1</svg:desc>
                </draw:g>
              </table:table-cell>
              <table:table-cell office:value-type="string">
                <text:p>Radius Matching</text:p>
                <draw:g>
                  <svg:desc>Sheet1.E158:Sheet1.E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26.08">
                <text:p>126.08</text:p>
                <draw:g>
                  <svg:desc>Sheet1.C62:Sheet1.C66</svg:desc>
                </draw:g>
              </table:table-cell>
              <table:table-cell office:value-type="float" office:value="48.6">
                <text:p>48.6</text:p>
                <draw:g>
                  <svg:desc>Sheet1.C77:Sheet1.C80</svg:desc>
                </draw:g>
              </table:table-cell>
              <table:table-cell office:value-type="float" office:value="NaN">
                <text:p>NaN</text:p>
                <draw:g>
                  <svg:desc>Sheet4.M1:Sheet4.M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86.77">
                <text:p>86.77</text:p>
              </table:table-cell>
              <table:table-cell office:value-type="float" office:value="35.06">
                <text:p>35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20.04">
                <text:p>120.04</text:p>
              </table:table-cell>
              <table:table-cell office:value-type="float" office:value="122.17">
                <text:p>122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02.54">
                <text:p>102.54</text:p>
              </table:table-cell>
              <table:table-cell office:value-type="float" office:value="78.65">
                <text:p>7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Large Hall Environment Datasets</text:p>
        </chart:title>
        <chart:legend chart:legend-position="end" svg:x="0.785cm" svg:y="0.39cm" chart:style-name="ch3"/>
        <chart:plot-area chart:style-name="ch4" table:cell-range-address="Sheet1.A167:Sheet1.A171 Sheet1.D158:Sheet1.E158 Sheet1.E62:Sheet1.E66 Sheet1.E77:Sheet1.E80 Sheet4.K3:Sheet4.K3 Sheet4.P1:Sheet4.P5" chart:data-source-has-labels="both" svg:x="1.42cm" svg:y="2.218cm" svg:width="14.876cm" svg:height="6.605cm">
          <chartooo:coordinate-region svg:x="2.703cm" svg:y="2.418cm" svg:width="13.593cm" svg:height="5.36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67:Sheet1.A171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E62:Sheet1.E66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E77:Sheet1.E80" chart:label-cell-address="Sheet1.E158:Sheet1.E158" chart:class="chart:bar">
            <chart:data-point chart:repeated="4"/>
          </chart:series>
          <chart:series chart:style-name="ch13" chart:values-cell-range-address="Sheet4.P1:Sheet4.P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E158:Sheet1.E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7:Sheet1.A171</svg:desc>
                </draw:g>
              </table:table-cell>
              <table:table-cell office:value-type="float" office:value="256.35">
                <text:p>256.35</text:p>
                <draw:g>
                  <svg:desc>Sheet1.E62:Sheet1.E66</svg:desc>
                </draw:g>
              </table:table-cell>
              <table:table-cell office:value-type="float" office:value="93.24">
                <text:p>93.24</text:p>
                <draw:g>
                  <svg:desc>Sheet1.E77:Sheet1.E80</svg:desc>
                </draw:g>
              </table:table-cell>
              <table:table-cell office:value-type="float" office:value="NaN">
                <text:p>NaN</text:p>
                <draw:g>
                  <svg:desc>Sheet4.P1:Sheet4.P5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224.88">
                <text:p>224.88</text:p>
              </table:table-cell>
              <table:table-cell office:value-type="float" office:value="72.76">
                <text:p>72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320.83">
                <text:p>320.83</text:p>
              </table:table-cell>
              <table:table-cell office:value-type="float" office:value="149.44">
                <text:p>149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86.15">
                <text:p>186.15</text:p>
              </table:table-cell>
              <table:table-cell office:value-type="float" office:value="98.38">
                <text:p>9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2.18">
                <text:p>62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4.651cm" svg:y="0.345cm" chart:style-name="ch2">
          <text:p>The Mean Total Number of Matches for image pairs for 
each algorithm in the Large Hall Environment Datasets</text:p>
        </chart:title>
        <chart:legend chart:legend-position="end" svg:x="1.032cm" svg:y="0.538cm" chart:style-name="ch3"/>
        <chart:plot-area chart:style-name="ch4" table:cell-range-address="Sheet1.A161:Sheet1.A165 Sheet1.D158:Sheet1.E158 Sheet1.B62:Sheet1.B66 Sheet1.B77:Sheet1.B80 Sheet4.K3:Sheet4.K3 Sheet4.N1:Sheet4.N5" chart:data-source-has-labels="both" svg:x="1.419cm" svg:y="2.258cm" svg:width="14.812cm" svg:height="7.058cm">
          <chartooo:coordinate-region svg:x="2.702cm" svg:y="2.458cm" svg:width="13.529cm" svg:height="5.813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62:Sheet1.B66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B77:Sheet1.B80" chart:label-cell-address="Sheet1.E158:Sheet1.E158" chart:class="chart:bar">
            <chart:data-point chart:repeated="4"/>
          </chart:series>
          <chart:series chart:style-name="ch13" chart:values-cell-range-address="Sheet4.N1:Sheet4.N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E158:Sheet1.E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512.7">
                <text:p>512.7</text:p>
                <draw:g>
                  <svg:desc>Sheet1.B62:Sheet1.B66</svg:desc>
                </draw:g>
              </table:table-cell>
              <table:table-cell office:value-type="float" office:value="62.67">
                <text:p>62.67</text:p>
                <draw:g>
                  <svg:desc>Sheet1.B77:Sheet1.B80</svg:desc>
                </draw:g>
              </table:table-cell>
              <table:table-cell office:value-type="float" office:value="NaN">
                <text:p>NaN</text:p>
                <draw:g>
                  <svg:desc>Sheet4.N1:Sheet4.N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449.75">
                <text:p>449.75</text:p>
              </table:table-cell>
              <table:table-cell office:value-type="float" office:value="43.24">
                <text:p>43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641.66">
                <text:p>641.66</text:p>
              </table:table-cell>
              <table:table-cell office:value-type="float" office:value="155.56">
                <text:p>155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72.3">
                <text:p>372.3</text:p>
              </table:table-cell>
              <table:table-cell office:value-type="float" office:value="96.88">
                <text:p>96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24.7">
                <text:p>2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107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4.376cm" svg:y="0.371cm" chart:style-name="ch2">
          <text:p>The Mean Ratio of Number of Valid Matches to the 
Number of Keypoints for the Large Hall Environment Datasets</text:p>
        </chart:title>
        <chart:legend chart:legend-position="end" svg:x="1.01cm" svg:y="0.451cm" chart:style-name="ch3"/>
        <chart:plot-area chart:style-name="ch4" table:cell-range-address="Sheet1.A161:Sheet1.A165 Sheet1.D158:Sheet1.E158 Sheet1.F62:Sheet1.F66 Sheet1.F77:Sheet1.F80 Sheet4.K3:Sheet4.K3 Sheet4.L1:Sheet4.L5" chart:data-source-has-labels="both" svg:x="1.431cm" svg:y="2.362cm" svg:width="15.365cm" svg:height="8.24cm">
          <chartooo:coordinate-region svg:x="2.529cm" svg:y="2.562cm" svg:width="14.267cm" svg:height="6.995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F62:Sheet1.F66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F77:Sheet1.F80" chart:label-cell-address="Sheet1.E158:Sheet1.E158" chart:class="chart:bar">
            <chart:data-point chart:repeated="4"/>
          </chart:series>
          <chart:series chart:style-name="ch13" chart:values-cell-range-address="Sheet4.L1:Sheet4.L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E158:Sheet1.E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491827579481178">
                <text:p>0.491827579481178</text:p>
                <draw:g>
                  <svg:desc>Sheet1.F62:Sheet1.F66</svg:desc>
                </draw:g>
              </table:table-cell>
              <table:table-cell office:value-type="float" office:value="0.521235521235521">
                <text:p>0.521235521235521</text:p>
                <draw:g>
                  <svg:desc>Sheet1.F77:Sheet1.F80</svg:desc>
                </draw:g>
              </table:table-cell>
              <table:table-cell office:value-type="float" office:value="NaN">
                <text:p>NaN</text:p>
                <draw:g>
                  <svg:desc>Sheet4.L1:Sheet4.L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385850231234436">
                <text:p>0.385850231234436</text:p>
              </table:table-cell>
              <table:table-cell office:value-type="float" office:value="0.481858163826278">
                <text:p>0.481858163826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0.374154536670511">
                <text:p>0.374154536670511</text:p>
              </table:table-cell>
              <table:table-cell office:value-type="float" office:value="0.817518736616702">
                <text:p>0.817518736616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550846091861402">
                <text:p>0.550846091861402</text:p>
              </table:table-cell>
              <table:table-cell office:value-type="float" office:value="0.79945110794877">
                <text:p>0.79945110794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0.271791572853007">
                <text:p>0.27179157285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3.878cm" svg:y="0.366cm" chart:style-name="ch2">
          <text:p>The Mean Total Number of FP Matches for 
Non-overlapping Images in The Large Hall Environment Datasets</text:p>
        </chart:title>
        <chart:legend chart:legend-position="end" svg:x="0.613cm" svg:y="0.789cm" chart:style-name="ch3"/>
        <chart:plot-area chart:style-name="ch4" table:cell-range-address="Sheet1.A161:Sheet1.A165 Sheet1.D158:Sheet1.E158 Sheet1.C68:Sheet1.C72 Sheet1.C83:Sheet1.C86 Sheet4.K3:Sheet4.K3 Sheet4.L1:Sheet4.L5" chart:data-source-has-labels="both" svg:x="1.421cm" svg:y="2.342cm" svg:width="14.928cm" svg:height="8.002cm">
          <chartooo:coordinate-region svg:x="2.519cm" svg:y="2.541cm" svg:width="13.83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68:Sheet1.C72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83:Sheet1.C86" chart:label-cell-address="Sheet1.E158:Sheet1.E158" chart:class="chart:bar">
            <chart:data-point chart:repeated="4"/>
          </chart:series>
          <chart:series chart:style-name="ch13" chart:values-cell-range-address="Sheet4.L1:Sheet4.L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E158:Sheet1.E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.46">
                <text:p>1.46</text:p>
                <draw:g>
                  <svg:desc>Sheet1.C68:Sheet1.C72</svg:desc>
                </draw:g>
              </table:table-cell>
              <table:table-cell office:value-type="float" office:value="2.82">
                <text:p>2.82</text:p>
                <draw:g>
                  <svg:desc>Sheet1.C83:Sheet1.C86</svg:desc>
                </draw:g>
              </table:table-cell>
              <table:table-cell office:value-type="float" office:value="NaN">
                <text:p>NaN</text:p>
                <draw:g>
                  <svg:desc>Sheet4.L1:Sheet4.L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.39">
                <text:p>1.39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9.64">
                <text:p>9.64</text:p>
              </table:table-cell>
              <table:table-cell office:value-type="float" office:value="6.29">
                <text:p>6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.45">
                <text:p>1.4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7.39">
                <text:p>7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99cm" svg:height="11.798cm" xlink:href=".." xlink:type="simple" chart:class="chart:bar" chart:style-name="ch1">
        <chart:title svg:x="5.264cm" svg:y="0.095cm" chart:style-name="ch2">
          <text:p>Comparing the matching and interest point 
performance under varying illumination</text:p>
        </chart:title>
        <chart:legend chart:legend-position="end" svg:x="0.273cm" svg:y="0.361cm" chart:style-name="ch3"/>
        <chart:plot-area chart:style-name="ch4" table:cell-range-address="Sheet1.H3:Sheet1.K7" chart:data-source-has-labels="both" svg:x="1.482cm" svg:y="2.356cm" svg:width="18.249cm" svg:height="8.219cm">
          <chartooo:coordinate-region svg:x="2.58cm" svg:y="2.555cm" svg:width="17.151cm" svg:height="7.373cm"/>
          <chart:axis chart:dimension="x" chart:name="primary-x" chart:style-name="ch5">
            <chart:title svg:x="9.993cm" svg:y="10.81cm" chart:style-name="ch6">
              <text:p>Statistic</text:p>
            </chart:title>
            <chart:categories table:cell-range-address="Sheet1.I3:Sheet1.K3"/>
          </chart:axis>
          <chart:axis chart:dimension="y" chart:name="primary-y" chart:style-name="ch7">
            <chart:title svg:x="0.449cm" svg:y="6.946cm" chart:style-name="ch8">
              <text:p>Value</text:p>
            </chart:title>
            <chart:grid chart:style-name="ch9" chart:class="major"/>
          </chart:axis>
          <chart:series chart:style-name="ch10" chart:values-cell-range-address="Sheet1.I4:Sheet1.K4" chart:label-cell-address="Sheet1.H4:Sheet1.H4" chart:class="chart:bar">
            <chart:data-point chart:repeated="3"/>
          </chart:series>
          <chart:series chart:style-name="ch11" chart:values-cell-range-address="Sheet1.I5:Sheet1.K5" chart:label-cell-address="Sheet1.H5:Sheet1.H5" chart:class="chart:bar">
            <chart:data-point chart:repeated="3"/>
          </chart:series>
          <chart:series chart:style-name="ch12" chart:values-cell-range-address="Sheet1.I6:Sheet1.K6" chart:label-cell-address="Sheet1.H6:Sheet1.H6" chart:class="chart:bar">
            <chart:data-point chart:repeated="3"/>
          </chart:series>
          <chart:series chart:style-name="ch13" chart:values-cell-range-address="Sheet1.I7:Sheet1.K7" chart:label-cell-address="Sheet1.H7:Sheet1.H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I3:Sheet1.K3</svg:desc>
                </draw:g>
              </table:table-cell>
              <table:table-cell office:value-type="string">
                <text:p>Valid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H4:Sheet1.H4</svg:desc>
                </draw:g>
              </table:table-cell>
              <table:table-cell office:value-type="float" office:value="67.08">
                <text:p>67.08</text:p>
                <draw:g>
                  <svg:desc>Sheet1.I4:Sheet1.K4</svg:desc>
                </draw:g>
              </table:table-cell>
              <table:table-cell office:value-type="float" office:value="17.34">
                <text:p>17.34</text:p>
              </table:table-cell>
              <table:table-cell office:value-type="float" office:value="33.54">
                <text:p>33.54</text:p>
              </table:table-cell>
            </table:table-row>
            <table:table-row>
              <table:table-cell office:value-type="string">
                <text:p>Left fluorescent Light Off</text:p>
                <draw:g>
                  <svg:desc>Sheet1.H5:Sheet1.H5</svg:desc>
                </draw:g>
              </table:table-cell>
              <table:table-cell office:value-type="float" office:value="22.32">
                <text:p>22.32</text:p>
                <draw:g>
                  <svg:desc>Sheet1.I5:Sheet1.K5</svg:desc>
                </draw:g>
              </table:table-cell>
              <table:table-cell office:value-type="float" office:value="17.1">
                <text:p>17.1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Right fluorescent light and Main Lights off</text:p>
                <draw:g>
                  <svg:desc>Sheet1.H6:Sheet1.H6</svg:desc>
                </draw:g>
              </table:table-cell>
              <table:table-cell office:value-type="float" office:value="25.35">
                <text:p>25.35</text:p>
                <draw:g>
                  <svg:desc>Sheet1.I6:Sheet1.K6</svg:desc>
                </draw:g>
              </table:table-cell>
              <table:table-cell office:value-type="float" office:value="20.31">
                <text:p>20.31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Both fluorescent Lights off</text:p>
                <draw:g>
                  <svg:desc>Sheet1.H7:Sheet1.H7</svg:desc>
                </draw:g>
              </table:table-cell>
              <table:table-cell office:value-type="float" office:value="21.65">
                <text:p>21.65</text:p>
                <draw:g>
                  <svg:desc>Sheet1.I7:Sheet1.K7</svg:desc>
                </draw:g>
              </table:table-cell>
              <table:table-cell office:value-type="float" office:value="16.57">
                <text:p>16.57</text:p>
              </table:table-cell>
              <table:table-cell office:value-type="float" office:value="30.86">
                <text:p>30.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77cm" svg:height="11.298cm" xlink:href=".." xlink:type="simple" chart:class="chart:bar" chart:style-name="ch1">
        <chart:title svg:x="7.057cm" svg:y="0.36cm" chart:style-name="ch2">
          <text:p>The Ratio of Valid Matches to Interest Points 
under Varying Lighting Conditions</text:p>
        </chart:title>
        <chart:legend chart:legend-position="end" svg:x="16.568cm" svg:y="5.155cm" chart:style-name="ch3"/>
        <chart:plot-area chart:style-name="ch4" table:cell-range-address="Sheet1.H4:Sheet1.H7 Sheet1.H1:Sheet1.H1 Sheet1.L4:Sheet1.L7" chart:data-source-has-labels="both" svg:x="1.476cm" svg:y="2.318cm" svg:width="14.162cm" svg:height="7.774cm">
          <chartooo:coordinate-region svg:x="2.574cm" svg:y="2.517cm" svg:width="12.492cm" svg:height="6.53cm"/>
          <chart:axis chart:dimension="x" chart:name="primary-x" chart:style-name="ch5">
            <chart:title svg:x="7.177cm" svg:y="10.317cm" chart:style-name="ch6">
              <text:p>Lighting Condition</text:p>
            </chart:title>
            <chart:categories table:cell-range-address="Sheet1.H4:Sheet1.H7"/>
          </chart:axis>
          <chart:axis chart:dimension="y" chart:name="primary-y" chart:style-name="ch7">
            <chart:title svg:x="0.451cm" svg:y="7.082cm" chart:style-name="ch8">
              <text:p>Ratio value</text:p>
            </chart:title>
            <chart:grid chart:style-name="ch9" chart:class="major"/>
          </chart:axis>
          <chart:series chart:style-name="ch10" chart:values-cell-range-address="Sheet1.L4:Sheet1.L7" chart:label-cell-address="Sheet1.H1:Sheet1.H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ying Lighting (All used for Graphing purposes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H4:Sheet1.H7</svg:desc>
                </draw:g>
              </table:table-cell>
              <table:table-cell office:value-type="float" office:value="0.516994633273703">
                <text:p>0.516994633273703</text:p>
                <draw:g>
                  <svg:desc>Sheet1.L4:Sheet1.L7</svg:desc>
                </draw:g>
              </table:table-cell>
            </table:table-row>
            <table:table-row>
              <table:table-cell office:value-type="string">
                <text:p>Left fluorescent Light Off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Right fluorescent light and Main Lights off</text:p>
              </table:table-cell>
              <table:table-cell office:value-type="float" office:value="0.944651162790698">
                <text:p>0.944651162790698</text:p>
              </table:table-cell>
            </table:table-row>
            <table:table-row>
              <table:table-cell office:value-type="string">
                <text:p>Both fluorescent Lights off</text:p>
              </table:table-cell>
              <table:table-cell office:value-type="float" office:value="0.536941023979261">
                <text:p>0.53694102397926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3cm" xlink:href=".." xlink:type="simple" chart:class="chart:bar" chart:style-name="ch1">
        <chart:title svg:x="1.9cm" svg:y="0.315cm" chart:style-name="ch2">
          <text:p>Statistics for Matching comparing Nao-only images and 
Nikon camera and Nao images for the Main Robocup Dataset</text:p>
        </chart:title>
        <chart:legend chart:legend-position="end" svg:x="12.947cm" svg:y="3.981cm" chart:style-name="ch3"/>
        <chart:plot-area chart:style-name="ch4" table:cell-range-address="Sheet1.H12:Sheet1.K14" chart:data-source-has-labels="both" svg:x="1.331cm" svg:y="2.138cm" svg:width="10.977cm" svg:height="5.704cm">
          <chartooo:coordinate-region svg:x="2.429cm" svg:y="2.337cm" svg:width="9.879cm" svg:height="4.858cm"/>
          <chart:axis chart:dimension="x" chart:name="primary-x" chart:style-name="ch5">
            <chart:title svg:x="6.127cm" svg:y="8.022cm" chart:style-name="ch6">
              <text:p>Statistics</text:p>
            </chart:title>
            <chart:categories table:cell-range-address="Sheet1.I12:Sheet1.K12"/>
          </chart:axis>
          <chart:axis chart:dimension="y" chart:name="primary-y" chart:style-name="ch7">
            <chart:title svg:x="0.451cm" svg:y="5.471cm" chart:style-name="ch8">
              <text:p>Value</text:p>
            </chart:title>
            <chart:grid chart:style-name="ch9" chart:class="major"/>
          </chart:axis>
          <chart:series chart:style-name="ch10" chart:values-cell-range-address="Sheet1.I13:Sheet1.K13" chart:label-cell-address="Sheet1.H13:Sheet1.H13" chart:class="chart:bar">
            <chart:data-point chart:repeated="3"/>
          </chart:series>
          <chart:series chart:style-name="ch11" chart:values-cell-range-address="Sheet1.I14:Sheet1.K14" chart:label-cell-address="Sheet1.H14:Sheet1.H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I12:Sheet1.K12</svg:desc>
                </draw:g>
              </table:table-cell>
              <table:table-cell office:value-type="string">
                <text:p>Valid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H13:Sheet1.H13</svg:desc>
                </draw:g>
              </table:table-cell>
              <table:table-cell office:value-type="float" office:value="29.78">
                <text:p>29.78</text:p>
                <draw:g>
                  <svg:desc>Sheet1.I13:Sheet1.K13</svg:desc>
                </draw:g>
              </table:table-cell>
              <table:table-cell office:value-type="float" office:value="23.13">
                <text:p>23.1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Nao and Nikon</text:p>
                <draw:g>
                  <svg:desc>Sheet1.H14:Sheet1.H14</svg:desc>
                </draw:g>
              </table:table-cell>
              <table:table-cell office:value-type="float" office:value="17.06">
                <text:p>17.06</text:p>
                <draw:g>
                  <svg:desc>Sheet1.I14:Sheet1.K14</svg:desc>
                </draw:g>
              </table:table-cell>
              <table:table-cell office:value-type="float" office:value="12.27">
                <text:p>12.27</text:p>
              </table:table-cell>
              <table:table-cell office:value-type="float" office:value="22.9">
                <text:p>22.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3cm" xlink:href=".." xlink:type="simple" chart:class="chart:bar" chart:style-name="ch1">
        <chart:title svg:x="2.205cm" svg:y="0.315cm" chart:style-name="ch2">
          <text:p>Statistics for Matching comparing Nao-only images and 
Nikon camera and Nao images for the Large Hall Datasets</text:p>
        </chart:title>
        <chart:legend chart:legend-position="end" svg:x="12.947cm" svg:y="3.981cm" chart:style-name="ch3"/>
        <chart:plot-area chart:style-name="ch4" table:cell-range-address="Sheet1.I12:Sheet1.K12 Sheet1.H13:Sheet1.H14 Sheet1.I22:Sheet1.K23" chart:data-source-has-labels="both" svg:x="1.331cm" svg:y="2.138cm" svg:width="10.977cm" svg:height="5.704cm">
          <chartooo:coordinate-region svg:x="2.614cm" svg:y="2.337cm" svg:width="9.694cm" svg:height="4.858cm"/>
          <chart:axis chart:dimension="x" chart:name="primary-x" chart:style-name="ch5">
            <chart:title svg:x="6.127cm" svg:y="8.022cm" chart:style-name="ch6">
              <text:p>Statistics</text:p>
            </chart:title>
            <chart:categories table:cell-range-address="Sheet1.I12:Sheet1.K12"/>
          </chart:axis>
          <chart:axis chart:dimension="y" chart:name="primary-y" chart:style-name="ch7">
            <chart:title svg:x="0.451cm" svg:y="5.471cm" chart:style-name="ch8">
              <text:p>Value</text:p>
            </chart:title>
            <chart:grid chart:style-name="ch9" chart:class="major"/>
          </chart:axis>
          <chart:series chart:style-name="ch10" chart:values-cell-range-address="Sheet1.I22:Sheet1.K22" chart:label-cell-address="Sheet1.H13:Sheet1.H13" chart:class="chart:bar">
            <chart:data-point chart:repeated="3"/>
          </chart:series>
          <chart:series chart:style-name="ch11" chart:values-cell-range-address="Sheet1.I23:Sheet1.K23" chart:label-cell-address="Sheet1.H14:Sheet1.H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I12:Sheet1.K12</svg:desc>
                </draw:g>
              </table:table-cell>
              <table:table-cell office:value-type="string">
                <text:p>Valid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H13:Sheet1.H13</svg:desc>
                </draw:g>
              </table:table-cell>
              <table:table-cell office:value-type="float" office:value="96.88">
                <text:p>96.88</text:p>
                <draw:g>
                  <svg:desc>Sheet1.I22:Sheet1.K22</svg:desc>
                </draw:g>
              </table:table-cell>
              <table:table-cell office:value-type="float" office:value="78.65">
                <text:p>78.65</text:p>
              </table:table-cell>
              <table:table-cell office:value-type="float" office:value="98.38">
                <text:p>98.38</text:p>
              </table:table-cell>
            </table:table-row>
            <table:table-row>
              <table:table-cell office:value-type="string">
                <text:p>Nao and Nikon</text:p>
                <draw:g>
                  <svg:desc>Sheet1.H14:Sheet1.H14</svg:desc>
                </draw:g>
              </table:table-cell>
              <table:table-cell office:value-type="float" office:value="27.16">
                <text:p>27.16</text:p>
                <draw:g>
                  <svg:desc>Sheet1.I23:Sheet1.K23</svg:desc>
                </draw:g>
              </table:table-cell>
              <table:table-cell office:value-type="float" office:value="18.26">
                <text:p>18.26</text:p>
              </table:table-cell>
              <table:table-cell office:value-type="float" office:value="98.44">
                <text:p>98.4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292cm" svg:height="11.898cm" xlink:href=".." xlink:type="simple" chart:class="chart:bar" chart:style-name="ch1">
        <chart:title svg:x="4.874cm" svg:y="0.372cm" chart:style-name="ch2">
          <text:p>The Mean Total Number of Valid matches for image pairs 
the Main Robocup Datasets</text:p>
        </chart:title>
        <chart:legend chart:legend-position="end" svg:x="1.356cm" svg:y="0.488cm" chart:style-name="ch3"/>
        <chart:plot-area chart:style-name="ch4" table:cell-range-address="Sheet1.A161:Sheet1.A165 Sheet1.D158:Sheet1.E158 Sheet1.C4:Sheet1.C8 Sheet1.C18:Sheet1.C21 Sheet2.L6:Sheet2.L6 Sheet2.L8:Sheet2.L12" chart:data-source-has-labels="both" svg:x="1.436cm" svg:y="2.366cm" svg:width="15.631cm" svg:height="8.314cm">
          <chartooo:coordinate-region svg:x="2.534cm" svg:y="2.566cm" svg:width="14.533cm" svg:height="7.467cm"/>
          <chart:axis chart:dimension="x" chart:name="primary-x" chart:style-name="ch5">
            <chart:title svg:x="8.506cm" svg:y="10.917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7.004cm" chart:style-name="ch8">
              <text:p>Value</text:p>
            </chart:title>
            <chart:grid chart:style-name="ch9" chart:class="major"/>
          </chart:axis>
          <chart:series chart:style-name="ch10" chart:values-cell-range-address="Sheet1.C4:Sheet1.C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18:Sheet1.C21" chart:label-cell-address="Sheet1.E158:Sheet1.E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E158:Sheet1.E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9.07">
                <text:p>19.07</text:p>
                <draw:g>
                  <svg:desc>Sheet1.C4:Sheet1.C8</svg:desc>
                </draw:g>
              </table:table-cell>
              <table:table-cell office:value-type="float" office:value="29.23">
                <text:p>29.23</text:p>
                <draw:g>
                  <svg:desc>Sheet1.C18:Sheet1.C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7.16">
                <text:p>17.16</text:p>
              </table:table-cell>
              <table:table-cell office:value-type="float" office:value="36.59">
                <text:p>36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20.75">
                <text:p>20.75</text:p>
              </table:table-cell>
              <table:table-cell office:value-type="float" office:value="9.74">
                <text:p>9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7.34">
                <text:p>17.34</text:p>
              </table:table-cell>
              <table:table-cell office:value-type="float" office:value="23.13">
                <text:p>2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919cm" svg:y="0.316cm" chart:style-name="ch2">
          <text:p>The Mean Number of Valid Matches for Non-overlapping Images 
using the Nikon Camera Images and Nao Images for Matching from the
Main Robocup Datasets</text:p>
        </chart:title>
        <chart:plot-area chart:style-name="ch3" table:cell-range-address="Sheet1.H13:Sheet1.H14 Sheet1.H10:Sheet1.H10 Sheet1.J16:Sheet1.J17" chart:data-source-has-labels="both" svg:x="1.331cm" svg:y="2.641cm" svg:width="14.029cm" svg:height="5.198cm">
          <chartooo:coordinate-region svg:x="2.243cm" svg:y="2.84cm" svg:width="13.117cm" svg:height="4.352cm"/>
          <chart:axis chart:dimension="x" chart:name="primary-x" chart:style-name="ch4">
            <chart:title svg:x="6.409cm" svg:y="8.019cm" chart:style-name="ch5">
              <text:p>Images Used for Matching</text:p>
            </chart:title>
            <chart:categories table:cell-range-address="Sheet1.H13:Sheet1.H14"/>
          </chart:axis>
          <chart:axis chart:dimension="y" chart:name="primary-y" chart:style-name="ch6">
            <chart:title svg:x="0.451cm" svg:y="5.721cm" chart:style-name="ch7">
              <text:p>Value</text:p>
            </chart:title>
            <chart:grid chart:style-name="ch8" chart:class="major"/>
          </chart:axis>
          <chart:series chart:style-name="ch9" chart:values-cell-range-address="Sheet1.J16:Sheet1.J17" chart:label-cell-address="Sheet1.H10:Sheet1.H1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kon Camera Robocup</text:p>
                <draw:g>
                  <svg:desc>Sheet1.H10:Sheet1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H13:Sheet1.H14</svg:desc>
                </draw:g>
              </table:table-cell>
              <table:table-cell office:value-type="float" office:value="1.46">
                <text:p>1.46</text:p>
                <draw:g>
                  <svg:desc>Sheet1.J16:Sheet1.J17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68">
                <text:p>0.6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614cm" svg:y="0.316cm" chart:style-name="ch2">
          <text:p>The Mean Number of False Positive Matches for Non-overlapping Images 
using the Nikon Camera Images and Nao Images for Matching from the
Large Hall Environment Datasets</text:p>
        </chart:title>
        <chart:plot-area chart:style-name="ch3" table:cell-range-address="Sheet1.H13:Sheet1.H14 Sheet1.H10:Sheet1.H10 Sheet1.J25:Sheet1.J26" chart:data-source-has-labels="both" svg:x="1.331cm" svg:y="2.641cm" svg:width="14.029cm" svg:height="5.198cm">
          <chartooo:coordinate-region svg:x="2.243cm" svg:y="2.84cm" svg:width="13.117cm" svg:height="4.352cm"/>
          <chart:axis chart:dimension="x" chart:name="primary-x" chart:style-name="ch4">
            <chart:title svg:x="6.409cm" svg:y="8.019cm" chart:style-name="ch5">
              <text:p>Images Used for Matching</text:p>
            </chart:title>
            <chart:categories table:cell-range-address="Sheet1.H13:Sheet1.H14"/>
          </chart:axis>
          <chart:axis chart:dimension="y" chart:name="primary-y" chart:style-name="ch6">
            <chart:title svg:x="0.451cm" svg:y="5.721cm" chart:style-name="ch7">
              <text:p>Value</text:p>
            </chart:title>
            <chart:grid chart:style-name="ch8" chart:class="major"/>
          </chart:axis>
          <chart:series chart:style-name="ch9" chart:values-cell-range-address="Sheet1.J25:Sheet1.J26" chart:label-cell-address="Sheet1.H10:Sheet1.H1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kon Camera Robocup</text:p>
                <draw:g>
                  <svg:desc>Sheet1.H10:Sheet1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H13:Sheet1.H14</svg:desc>
                </draw:g>
              </table:table-cell>
              <table:table-cell office:value-type="float" office:value="3.5">
                <text:p>3.5</text:p>
                <draw:g>
                  <svg:desc>Sheet1.J25:Sheet1.J26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2.67">
                <text:p>2.6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148cm" svg:height="12.497cm" xlink:href=".." xlink:type="simple" chart:class="chart:bar" chart:style-name="ch1">
        <chart:title svg:x="6.477cm" svg:y="0.432cm" chart:style-name="ch2">
          <text:p>A comparison of the Total Number of Matches 
for each of the Environments using 2-NN Matching</text:p>
        </chart:title>
        <chart:legend chart:legend-position="top" svg:x="7.731cm" svg:y="2.1cm" chart:style-name="ch3"/>
        <chart:plot-area chart:style-name="ch4" table:cell-range-address="Sheet1.A53:Sheet1.A57 Sheet1.J38:Sheet1.J40 Sheet1.B4:Sheet1.B8 Sheet1.B33:Sheet1.B37 Sheet1.B62:Sheet1.B66" chart:data-source-has-labels="both" svg:x="1.553cm" svg:y="3.189cm" svg:width="24.511cm" svg:height="8.078cm">
          <chartooo:coordinate-region svg:x="2.836cm" svg:y="3.389cm" svg:width="23.228cm" svg:height="7.231cm"/>
          <chart:axis chart:dimension="x" chart:name="primary-x" chart:style-name="ch5">
            <chart:title svg:x="13.063cm" svg:y="11.5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9.084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B4:Sheet1.B8" chart:label-cell-address="Sheet1.J38:Sheet1.J38" chart:class="chart:bar">
            <chart:data-point chart:repeated="5"/>
          </chart:series>
          <chart:series chart:style-name="ch11" chart:values-cell-range-address="Sheet1.B33:Sheet1.B37" chart:label-cell-address="Sheet1.J39:Sheet1.J39" chart:class="chart:bar">
            <chart:data-point chart:repeated="5"/>
          </chart:series>
          <chart:series chart:style-name="ch12" chart:values-cell-range-address="Sheet1.B62:Sheet1.B66" chart:label-cell-address="Sheet1.J40:Sheet1.J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J38:Sheet1.J38</svg:desc>
                </draw:g>
              </table:table-cell>
              <table:table-cell office:value-type="string">
                <text:p>Office Environment</text:p>
                <draw:g>
                  <svg:desc>Sheet1.J39:Sheet1.J39</svg:desc>
                </draw:g>
              </table:table-cell>
              <table:table-cell office:value-type="string">
                <text:p>Large Hall Environment</text:p>
                <draw:g>
                  <svg:desc>Sheet1.J40:Sheet1.J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106.42">
                <text:p>106.42</text:p>
                <draw:g>
                  <svg:desc>Sheet1.B4:Sheet1.B8</svg:desc>
                </draw:g>
              </table:table-cell>
              <table:table-cell office:value-type="float" office:value="266.36">
                <text:p>266.36</text:p>
                <draw:g>
                  <svg:desc>Sheet1.B33:Sheet1.B37</svg:desc>
                </draw:g>
              </table:table-cell>
              <table:table-cell office:value-type="float" office:value="512.7">
                <text:p>512.7</text:p>
                <draw:g>
                  <svg:desc>Sheet1.B62:Sheet1.B66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105.8">
                <text:p>105.8</text:p>
              </table:table-cell>
              <table:table-cell office:value-type="float" office:value="262.03">
                <text:p>262.03</text:p>
              </table:table-cell>
              <table:table-cell office:value-type="float" office:value="449.75">
                <text:p>449.75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22.73">
                <text:p>122.73</text:p>
              </table:table-cell>
              <table:table-cell office:value-type="float" office:value="338.03">
                <text:p>338.03</text:p>
              </table:table-cell>
              <table:table-cell office:value-type="float" office:value="641.66">
                <text:p>641.66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67.08">
                <text:p>67.08</text:p>
              </table:table-cell>
              <table:table-cell office:value-type="float" office:value="202.14">
                <text:p>202.14</text:p>
              </table:table-cell>
              <table:table-cell office:value-type="float" office:value="372.3">
                <text:p>372.3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7.32">
                <text:p>17.32</text:p>
              </table:table-cell>
              <table:table-cell office:value-type="float" office:value="25.68">
                <text:p>25.68</text:p>
              </table:table-cell>
              <table:table-cell office:value-type="float" office:value="24.7">
                <text:p>24.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24cm" svg:height="12.497cm" xlink:href=".." xlink:type="simple" chart:class="chart:bar" chart:style-name="ch1">
        <chart:title svg:x="6.421cm" svg:y="0.425cm" chart:style-name="ch2">
          <text:p>A comparison of the Total Number of Matches 
for each of the Environments using Radius Matching</text:p>
        </chart:title>
        <chart:legend chart:legend-position="top" svg:x="7.619cm" svg:y="2.1cm" chart:style-name="ch3"/>
        <chart:plot-area chart:style-name="ch4" table:cell-range-address="Sheet1.A53:Sheet1.A57 Sheet1.J38:Sheet1.J40 Sheet1.B18:Sheet1.B22 Sheet1.B47:Sheet1.B51 Sheet1.B77:Sheet1.B81" chart:data-source-has-labels="both" svg:x="1.549cm" svg:y="3.189cm" svg:width="24.299cm" svg:height="8.078cm">
          <chartooo:coordinate-region svg:x="2.832cm" svg:y="3.389cm" svg:width="23.016cm" svg:height="7.231cm"/>
          <chart:axis chart:dimension="x" chart:name="primary-x" chart:style-name="ch5">
            <chart:title svg:x="12.953cm" svg:y="11.5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9.084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B18:Sheet1.B22" chart:label-cell-address="Sheet1.J38:Sheet1.J38" chart:class="chart:bar">
            <chart:data-point chart:repeated="5"/>
          </chart:series>
          <chart:series chart:style-name="ch11" chart:values-cell-range-address="Sheet1.B47:Sheet1.B51" chart:label-cell-address="Sheet1.J39:Sheet1.J39" chart:class="chart:bar">
            <chart:data-point chart:repeated="5"/>
          </chart:series>
          <chart:series chart:style-name="ch12" chart:values-cell-range-address="Sheet1.B77:Sheet1.B81" chart:label-cell-address="Sheet1.J40:Sheet1.J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J38:Sheet1.J38</svg:desc>
                </draw:g>
              </table:table-cell>
              <table:table-cell office:value-type="string">
                <text:p>Office Environment</text:p>
                <draw:g>
                  <svg:desc>Sheet1.J39:Sheet1.J39</svg:desc>
                </draw:g>
              </table:table-cell>
              <table:table-cell office:value-type="string">
                <text:p>Large Hall Environment</text:p>
                <draw:g>
                  <svg:desc>Sheet1.J40:Sheet1.J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46.25">
                <text:p>46.25</text:p>
                <draw:g>
                  <svg:desc>Sheet1.B18:Sheet1.B22</svg:desc>
                </draw:g>
              </table:table-cell>
              <table:table-cell office:value-type="float" office:value="27.72">
                <text:p>27.72</text:p>
                <draw:g>
                  <svg:desc>Sheet1.B47:Sheet1.B51</svg:desc>
                </draw:g>
              </table:table-cell>
              <table:table-cell office:value-type="float" office:value="62.67">
                <text:p>62.67</text:p>
                <draw:g>
                  <svg:desc>Sheet1.B77:Sheet1.B81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53.69">
                <text:p>53.69</text:p>
              </table:table-cell>
              <table:table-cell office:value-type="float" office:value="24.68">
                <text:p>24.68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2.67">
                <text:p>12.67</text:p>
              </table:table-cell>
              <table:table-cell office:value-type="float" office:value="52.61">
                <text:p>52.61</text:p>
              </table:table-cell>
              <table:table-cell office:value-type="float" office:value="155.56">
                <text:p>155.56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9.78">
                <text:p>29.78</text:p>
              </table:table-cell>
              <table:table-cell office:value-type="float" office:value="45.66">
                <text:p>45.66</text:p>
              </table:table-cell>
              <table:table-cell office:value-type="float" office:value="96.88">
                <text:p>96.88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7.32">
                <text:p>17.32</text:p>
              </table:table-cell>
              <table:table-cell office:value-type="float" office:value="25.68">
                <text:p>25.68</text:p>
              </table:table-cell>
              <table:table-cell office:value-type="float" office:value="24.7">
                <text:p>24.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78cm" svg:height="11.997cm" xlink:href=".." xlink:type="simple" chart:class="chart:bar" chart:style-name="ch1">
        <chart:title svg:x="6.144cm" svg:y="0.409cm" chart:style-name="ch2">
          <text:p>A comparison of the Total Number of Interest Points 
for each of the Environments using 2-NN Matching</text:p>
        </chart:title>
        <chart:legend chart:legend-position="top" svg:x="7.446cm" svg:y="2.081cm" chart:style-name="ch3"/>
        <chart:plot-area chart:style-name="ch4" table:cell-range-address="Sheet1.A53:Sheet1.A57 Sheet1.J38:Sheet1.J40 Sheet1.E4:Sheet1.E8 Sheet1.E33:Sheet1.E37 Sheet1.E62:Sheet1.E66" chart:data-source-has-labels="both" svg:x="1.542cm" svg:y="3.149cm" svg:width="23.974cm" svg:height="7.628cm">
          <chartooo:coordinate-region svg:x="2.825cm" svg:y="3.348cm" svg:width="22.691cm" svg:height="6.782cm"/>
          <chart:axis chart:dimension="x" chart:name="primary-x" chart:style-name="ch5">
            <chart:title svg:x="12.784cm" svg:y="11.0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8.819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E4:Sheet1.E8" chart:label-cell-address="Sheet1.J38:Sheet1.J38" chart:class="chart:bar">
            <chart:data-point chart:repeated="5"/>
          </chart:series>
          <chart:series chart:style-name="ch11" chart:values-cell-range-address="Sheet1.E33:Sheet1.E37" chart:label-cell-address="Sheet1.J39:Sheet1.J39" chart:class="chart:bar">
            <chart:data-point chart:repeated="5"/>
          </chart:series>
          <chart:series chart:style-name="ch12" chart:values-cell-range-address="Sheet1.E62:Sheet1.E66" chart:label-cell-address="Sheet1.J40:Sheet1.J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J38:Sheet1.J38</svg:desc>
                </draw:g>
              </table:table-cell>
              <table:table-cell office:value-type="string">
                <text:p>Office Environment</text:p>
                <draw:g>
                  <svg:desc>Sheet1.J39:Sheet1.J39</svg:desc>
                </draw:g>
              </table:table-cell>
              <table:table-cell office:value-type="string">
                <text:p>Large Hall Environment</text:p>
                <draw:g>
                  <svg:desc>Sheet1.J40:Sheet1.J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53.21">
                <text:p>53.21</text:p>
                <draw:g>
                  <svg:desc>Sheet1.E4:Sheet1.E8</svg:desc>
                </draw:g>
              </table:table-cell>
              <table:table-cell office:value-type="float" office:value="133.18">
                <text:p>133.18</text:p>
                <draw:g>
                  <svg:desc>Sheet1.E33:Sheet1.E37</svg:desc>
                </draw:g>
              </table:table-cell>
              <table:table-cell office:value-type="float" office:value="256.35">
                <text:p>256.35</text:p>
                <draw:g>
                  <svg:desc>Sheet1.E62:Sheet1.E66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52.9">
                <text:p>52.9</text:p>
              </table:table-cell>
              <table:table-cell office:value-type="float" office:value="131.01">
                <text:p>131.01</text:p>
              </table:table-cell>
              <table:table-cell office:value-type="float" office:value="224.88">
                <text:p>224.88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61.36">
                <text:p>61.36</text:p>
              </table:table-cell>
              <table:table-cell office:value-type="float" office:value="169.02">
                <text:p>169.02</text:p>
              </table:table-cell>
              <table:table-cell office:value-type="float" office:value="320.83">
                <text:p>320.83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3.54">
                <text:p>33.54</text:p>
              </table:table-cell>
              <table:table-cell office:value-type="float" office:value="101.07">
                <text:p>101.07</text:p>
              </table:table-cell>
              <table:table-cell office:value-type="float" office:value="186.15">
                <text:p>186.15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69.43">
                <text:p>69.43</text:p>
              </table:table-cell>
              <table:table-cell office:value-type="float" office:value="62.18">
                <text:p>62.1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725cm" svg:height="10.847cm" xlink:href=".." xlink:type="simple" chart:class="chart:bar" chart:style-name="ch1">
        <chart:title svg:x="5.486cm" svg:y="0.37cm" chart:style-name="ch2">
          <text:p>A comparison of the Total Number of Interest Points 
for each of the Environments using Radius Matching</text:p>
        </chart:title>
        <chart:legend chart:legend-position="top" svg:x="6.019cm" svg:y="2.034cm" chart:style-name="ch3"/>
        <chart:plot-area chart:style-name="ch4" table:cell-range-address="Sheet1.A53:Sheet1.A57 Sheet1.J38:Sheet1.J40 Sheet1.E18:Sheet1.E22 Sheet1.E47:Sheet1.E51 Sheet1.E77:Sheet1.E81" chart:data-source-has-labels="both" svg:x="1.485cm" svg:y="3.057cm" svg:width="21.292cm" svg:height="6.593cm">
          <chartooo:coordinate-region svg:x="2.768cm" svg:y="3.257cm" svg:width="20.009cm" svg:height="5.746cm"/>
          <chart:axis chart:dimension="x" chart:name="primary-x" chart:style-name="ch5">
            <chart:title svg:x="11.386cm" svg:y="9.86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8.209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E18:Sheet1.E22" chart:label-cell-address="Sheet1.J38:Sheet1.J38" chart:class="chart:bar">
            <chart:data-point chart:repeated="5"/>
          </chart:series>
          <chart:series chart:style-name="ch11" chart:values-cell-range-address="Sheet1.E47:Sheet1.E51" chart:label-cell-address="Sheet1.J39:Sheet1.J39" chart:class="chart:bar">
            <chart:data-point chart:repeated="5"/>
          </chart:series>
          <chart:series chart:style-name="ch12" chart:values-cell-range-address="Sheet1.E77:Sheet1.E81" chart:label-cell-address="Sheet1.J40:Sheet1.J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J38:Sheet1.J38</svg:desc>
                </draw:g>
              </table:table-cell>
              <table:table-cell office:value-type="string">
                <text:p>Office Environment</text:p>
                <draw:g>
                  <svg:desc>Sheet1.J39:Sheet1.J39</svg:desc>
                </draw:g>
              </table:table-cell>
              <table:table-cell office:value-type="string">
                <text:p>Large Hall Environment</text:p>
                <draw:g>
                  <svg:desc>Sheet1.J40:Sheet1.J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20.51">
                <text:p>20.51</text:p>
                <draw:g>
                  <svg:desc>Sheet1.E18:Sheet1.E22</svg:desc>
                </draw:g>
              </table:table-cell>
              <table:table-cell office:value-type="float" office:value="51.45">
                <text:p>51.45</text:p>
                <draw:g>
                  <svg:desc>Sheet1.E47:Sheet1.E51</svg:desc>
                </draw:g>
              </table:table-cell>
              <table:table-cell office:value-type="float" office:value="93.24">
                <text:p>93.24</text:p>
                <draw:g>
                  <svg:desc>Sheet1.E77:Sheet1.E81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16.37">
                <text:p>16.37</text:p>
              </table:table-cell>
              <table:table-cell office:value-type="float" office:value="51.87">
                <text:p>51.87</text:p>
              </table:table-cell>
              <table:table-cell office:value-type="float" office:value="72.76">
                <text:p>72.76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32.21">
                <text:p>32.21</text:p>
              </table:table-cell>
              <table:table-cell office:value-type="float" office:value="84.43">
                <text:p>84.43</text:p>
              </table:table-cell>
              <table:table-cell office:value-type="float" office:value="149.44">
                <text:p>149.44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1.3">
                <text:p>21.3</text:p>
              </table:table-cell>
              <table:table-cell office:value-type="float" office:value="53.4">
                <text:p>53.4</text:p>
              </table:table-cell>
              <table:table-cell office:value-type="float" office:value="98.38">
                <text:p>98.38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69.43">
                <text:p>69.43</text:p>
              </table:table-cell>
              <table:table-cell office:value-type="float" office:value="62.18">
                <text:p>62.1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59cm" svg:height="12.597cm" xlink:href=".." xlink:type="simple" chart:class="chart:bar" chart:style-name="ch1">
        <chart:title svg:x="5.931cm" svg:y="0.427cm" chart:style-name="ch2">
          <text:p>A comparison of the Total Number of Valid Matches 
for each of the Environments using 2-NN Matching</text:p>
        </chart:title>
        <chart:legend chart:legend-position="top" svg:x="6.986cm" svg:y="2.104cm" chart:style-name="ch3"/>
        <chart:plot-area chart:style-name="ch4" table:cell-range-address="Sheet1.A53:Sheet1.A57 Sheet1.J38:Sheet1.J40 Sheet1.C4:Sheet1.C8 Sheet1.C33:Sheet1.C37 Sheet1.C62:Sheet1.C66" chart:data-source-has-labels="both" svg:x="1.524cm" svg:y="3.197cm" svg:width="23.109cm" svg:height="8.168cm">
          <chartooo:coordinate-region svg:x="2.807cm" svg:y="3.397cm" svg:width="21.826cm" svg:height="7.321cm"/>
          <chart:axis chart:dimension="x" chart:name="primary-x" chart:style-name="ch5">
            <chart:title svg:x="12.333cm" svg:y="11.6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9.137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C4:Sheet1.C8" chart:label-cell-address="Sheet1.J38:Sheet1.J38" chart:class="chart:bar">
            <chart:data-point chart:repeated="5"/>
          </chart:series>
          <chart:series chart:style-name="ch11" chart:values-cell-range-address="Sheet1.C33:Sheet1.C37" chart:label-cell-address="Sheet1.J39:Sheet1.J39" chart:class="chart:bar">
            <chart:data-point chart:repeated="5"/>
          </chart:series>
          <chart:series chart:style-name="ch12" chart:values-cell-range-address="Sheet1.C62:Sheet1.C66" chart:label-cell-address="Sheet1.J40:Sheet1.J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J38:Sheet1.J38</svg:desc>
                </draw:g>
              </table:table-cell>
              <table:table-cell office:value-type="string">
                <text:p>Office Environment</text:p>
                <draw:g>
                  <svg:desc>Sheet1.J39:Sheet1.J39</svg:desc>
                </draw:g>
              </table:table-cell>
              <table:table-cell office:value-type="string">
                <text:p>Large Hall Environment</text:p>
                <draw:g>
                  <svg:desc>Sheet1.J40:Sheet1.J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19.07">
                <text:p>19.07</text:p>
                <draw:g>
                  <svg:desc>Sheet1.C4:Sheet1.C8</svg:desc>
                </draw:g>
              </table:table-cell>
              <table:table-cell office:value-type="float" office:value="36.94">
                <text:p>36.94</text:p>
                <draw:g>
                  <svg:desc>Sheet1.C33:Sheet1.C37</svg:desc>
                </draw:g>
              </table:table-cell>
              <table:table-cell office:value-type="float" office:value="126.08">
                <text:p>126.08</text:p>
                <draw:g>
                  <svg:desc>Sheet1.C62:Sheet1.C66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17.16">
                <text:p>17.16</text:p>
              </table:table-cell>
              <table:table-cell office:value-type="float" office:value="26.67">
                <text:p>26.67</text:p>
              </table:table-cell>
              <table:table-cell office:value-type="float" office:value="86.77">
                <text:p>86.77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20.75">
                <text:p>20.75</text:p>
              </table:table-cell>
              <table:table-cell office:value-type="float" office:value="39.26">
                <text:p>39.26</text:p>
              </table:table-cell>
              <table:table-cell office:value-type="float" office:value="120.04">
                <text:p>120.04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7.34">
                <text:p>17.34</text:p>
              </table:table-cell>
              <table:table-cell office:value-type="float" office:value="32.57">
                <text:p>32.57</text:p>
              </table:table-cell>
              <table:table-cell office:value-type="float" office:value="102.54">
                <text:p>102.54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1.2">
                <text:p>11.2</text:p>
              </table:table-cell>
              <table:table-cell office:value-type="float" office:value="16">
                <text:p>1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56cm" svg:height="11.622cm" xlink:href=".." xlink:type="simple" chart:class="chart:bar" chart:style-name="ch1">
        <chart:title svg:x="5.911cm" svg:y="0.394cm" chart:style-name="ch2">
          <text:p>A comparison of the Total Number of Valid Matches 
for each of the Environments using Radius Matching</text:p>
        </chart:title>
        <chart:legend chart:legend-position="top" svg:x="6.937cm" svg:y="2.066cm" chart:style-name="ch3"/>
        <chart:plot-area chart:style-name="ch4" table:cell-range-address="Sheet1.A53:Sheet1.A57 Sheet1.J38:Sheet1.J40 Sheet1.C18:Sheet1.C22 Sheet1.C47:Sheet1.C51 Sheet1.C77:Sheet1.C81" chart:data-source-has-labels="both" svg:x="1.522cm" svg:y="3.121cm" svg:width="23.016cm" svg:height="7.288cm">
          <chartooo:coordinate-region svg:x="2.805cm" svg:y="3.321cm" svg:width="21.733cm" svg:height="6.441cm"/>
          <chart:axis chart:dimension="x" chart:name="primary-x" chart:style-name="ch5">
            <chart:title svg:x="12.285cm" svg:y="10.641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8.621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C18:Sheet1.C22" chart:label-cell-address="Sheet1.J38:Sheet1.J38" chart:class="chart:bar">
            <chart:data-point chart:repeated="5"/>
          </chart:series>
          <chart:series chart:style-name="ch11" chart:values-cell-range-address="Sheet1.C47:Sheet1.C51" chart:label-cell-address="Sheet1.J39:Sheet1.J39" chart:class="chart:bar">
            <chart:data-point chart:repeated="5"/>
          </chart:series>
          <chart:series chart:style-name="ch12" chart:values-cell-range-address="Sheet1.C77:Sheet1.C81" chart:label-cell-address="Sheet1.J40:Sheet1.J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J38:Sheet1.J38</svg:desc>
                </draw:g>
              </table:table-cell>
              <table:table-cell office:value-type="string">
                <text:p>Office Environment</text:p>
                <draw:g>
                  <svg:desc>Sheet1.J39:Sheet1.J39</svg:desc>
                </draw:g>
              </table:table-cell>
              <table:table-cell office:value-type="string">
                <text:p>Large Hall Environment</text:p>
                <draw:g>
                  <svg:desc>Sheet1.J40:Sheet1.J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29.23">
                <text:p>29.23</text:p>
                <draw:g>
                  <svg:desc>Sheet1.C18:Sheet1.C22</svg:desc>
                </draw:g>
              </table:table-cell>
              <table:table-cell office:value-type="float" office:value="20.09">
                <text:p>20.09</text:p>
                <draw:g>
                  <svg:desc>Sheet1.C47:Sheet1.C51</svg:desc>
                </draw:g>
              </table:table-cell>
              <table:table-cell office:value-type="float" office:value="48.6">
                <text:p>48.6</text:p>
                <draw:g>
                  <svg:desc>Sheet1.C77:Sheet1.C81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36.59">
                <text:p>36.59</text:p>
              </table:table-cell>
              <table:table-cell office:value-type="float" office:value="19.23">
                <text:p>19.23</text:p>
              </table:table-cell>
              <table:table-cell office:value-type="float" office:value="35.06">
                <text:p>35.06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9.74">
                <text:p>9.74</text:p>
              </table:table-cell>
              <table:table-cell office:value-type="float" office:value="35.4">
                <text:p>35.4</text:p>
              </table:table-cell>
              <table:table-cell office:value-type="float" office:value="122.17">
                <text:p>122.17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3.13">
                <text:p>23.13</text:p>
              </table:table-cell>
              <table:table-cell office:value-type="float" office:value="34.94">
                <text:p>34.94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1.2">
                <text:p>11.2</text:p>
              </table:table-cell>
              <table:table-cell office:value-type="float" office:value="16">
                <text:p>1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Main Robocup Datasets</text:p>
        </chart:title>
        <chart:legend chart:legend-position="end" svg:x="0.986cm" svg:y="0.473cm" chart:style-name="ch3"/>
        <chart:plot-area chart:style-name="ch4" table:cell-range-address="Sheet1.A167:Sheet1.A171 Sheet1.D158:Sheet1.E158 Sheet1.E4:Sheet1.E8 Sheet1.E18:Sheet1.E21 Sheet2.L6:Sheet2.L6 Sheet2.L9:Sheet2.L13" chart:data-source-has-labels="both" svg:x="1.42cm" svg:y="2.218cm" svg:width="14.876cm" svg:height="6.605cm">
          <chartooo:coordinate-region svg:x="2.518cm" svg:y="2.417cm" svg:width="13.778cm" svg:height="5.361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67:Sheet1.A171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E4:Sheet1.E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E18:Sheet1.E21" chart:label-cell-address="Sheet1.E158:Sheet1.E158" chart:class="chart:bar">
            <chart:data-point chart:repeated="4"/>
          </chart:series>
          <chart:series chart:style-name="ch13" chart:values-cell-range-address="Sheet2.L9:Sheet2.L13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E158:Sheet1.E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7:Sheet1.A171</svg:desc>
                </draw:g>
              </table:table-cell>
              <table:table-cell office:value-type="float" office:value="53.21">
                <text:p>53.21</text:p>
                <draw:g>
                  <svg:desc>Sheet1.E4:Sheet1.E8</svg:desc>
                </draw:g>
              </table:table-cell>
              <table:table-cell office:value-type="float" office:value="20.51">
                <text:p>20.51</text:p>
                <draw:g>
                  <svg:desc>Sheet1.E18:Sheet1.E21</svg:desc>
                </draw:g>
              </table:table-cell>
              <table:table-cell office:value-type="float" office:value="NaN">
                <text:p>NaN</text:p>
                <draw:g>
                  <svg:desc>Sheet2.L9:Sheet2.L13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52.9">
                <text:p>52.9</text:p>
              </table:table-cell>
              <table:table-cell office:value-type="float" office:value="16.37">
                <text:p>16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61.36">
                <text:p>61.36</text:p>
              </table:table-cell>
              <table:table-cell office:value-type="float" office:value="32.21">
                <text:p>32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3.54">
                <text:p>33.54</text:p>
              </table:table-cell>
              <table:table-cell office:value-type="float" office:value="21.3">
                <text:p>2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107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5.209cm" svg:y="0.371cm" chart:style-name="ch2">
          <text:p>The Mean Ratio of Number of Valid Matches to the 
Number of Keypoints for the Main Robocup Datasets</text:p>
        </chart:title>
        <chart:legend chart:legend-position="end" svg:x="1.508cm" svg:y="0.423cm" chart:style-name="ch3"/>
        <chart:plot-area chart:style-name="ch4" table:cell-range-address="Sheet1.A161:Sheet1.A165 Sheet1.D158:Sheet1.E158 Sheet1.F4:Sheet1.F8 Sheet1.F18:Sheet1.F21 Sheet2.L6:Sheet2.L6 Sheet2.L8:Sheet2.L12" chart:data-source-has-labels="both" svg:x="1.431cm" svg:y="2.362cm" svg:width="15.365cm" svg:height="8.24cm">
          <chartooo:coordinate-region svg:x="2.529cm" svg:y="2.562cm" svg:width="14.267cm" svg:height="6.995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F4:Sheet1.F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F18:Sheet1.F21" chart:label-cell-address="Sheet1.E158:Sheet1.E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E158:Sheet1.E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358391279834618">
                <text:p>0.358391279834618</text:p>
                <draw:g>
                  <svg:desc>Sheet1.F4:Sheet1.F8</svg:desc>
                </draw:g>
              </table:table-cell>
              <table:table-cell office:value-type="float" office:value="1.42515845928815">
                <text:p>1.42515845928815</text:p>
                <draw:g>
                  <svg:desc>Sheet1.F18:Sheet1.F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324385633270321">
                <text:p>0.324385633270321</text:p>
              </table:table-cell>
              <table:table-cell office:value-type="float" office:value="2.2351863164325">
                <text:p>2.2351863164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0.338168187744459">
                <text:p>0.338168187744459</text:p>
              </table:table-cell>
              <table:table-cell office:value-type="float" office:value="0.302390561937286">
                <text:p>0.302390561937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516994633273703">
                <text:p>0.516994633273703</text:p>
              </table:table-cell>
              <table:table-cell office:value-type="float" office:value="1.08591549295775">
                <text:p>1.08591549295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0.218664584146818">
                <text:p>0.218664584146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4.712cm" svg:y="0.366cm" chart:style-name="ch2">
          <text:p>The Mean Total Number of FP Matches for 
Non-overlapping Images in The Main Robocup Datasets</text:p>
        </chart:title>
        <chart:legend chart:legend-position="end" svg:x="1.183cm" svg:y="0.349cm" chart:style-name="ch3"/>
        <chart:plot-area chart:style-name="ch4" table:cell-range-address="Sheet1.A161:Sheet1.A165 Sheet1.D158:Sheet1.E158 Sheet1.C10:Sheet1.C14 Sheet1.C24:Sheet1.C27 Sheet2.L6:Sheet2.L6 Sheet2.L8:Sheet2.L12" chart:data-source-has-labels="both" svg:x="1.421cm" svg:y="2.342cm" svg:width="14.928cm" svg:height="8.002cm">
          <chartooo:coordinate-region svg:x="2.333cm" svg:y="2.541cm" svg:width="14.016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10:Sheet1.C14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24:Sheet1.C27" chart:label-cell-address="Sheet1.E158:Sheet1.E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E158:Sheet1.E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31">
                <text:p>0.31</text:p>
                <draw:g>
                  <svg:desc>Sheet1.C10:Sheet1.C14</svg:desc>
                </draw:g>
              </table:table-cell>
              <table:table-cell office:value-type="float" office:value="4.11">
                <text:p>4.11</text:p>
                <draw:g>
                  <svg:desc>Sheet1.C24:Sheet1.C27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6">
                <text:p>0.6</text:p>
              </table:table-cell>
              <table:table-cell office:value-type="float" office:value="1.49">
                <text:p>1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.27">
                <text:p>1.27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3">
                <text:p>0.3</text:p>
              </table:table-cell>
              <table:table-cell office:value-type="float" office:value="1.46">
                <text:p>1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.44">
                <text:p>6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98cm" svg:height="10.964cm" xlink:href=".." xlink:type="simple" chart:class="chart:bar" chart:style-name="ch1">
        <chart:title svg:x="5.194cm" svg:y="0.354cm" chart:style-name="ch2">
          <text:p>The Mean Total Number of Valid matches for 
image pairs the Office Environment Datasets</text:p>
        </chart:title>
        <chart:legend chart:legend-position="end" svg:x="1.355cm" svg:y="0.425cm" chart:style-name="ch3"/>
        <chart:plot-area chart:style-name="ch4" table:cell-range-address="Sheet1.A161:Sheet1.A165 Sheet1.D158:Sheet1.E158 Sheet1.C33:Sheet1.C37 Sheet1.C47:Sheet1.C50 Sheet3.L3:Sheet3.L3 Sheet3.K1:Sheet3.K5" chart:data-source-has-labels="both" svg:x="1.4cm" svg:y="2.294cm" svg:width="13.945cm" svg:height="7.47cm">
          <chartooo:coordinate-region svg:x="2.498cm" svg:y="2.494cm" svg:width="12.847cm" svg:height="6.225cm"/>
          <chart:axis chart:dimension="x" chart:name="primary-x" chart:style-name="ch5">
            <chart:title svg:x="7.627cm" svg:y="9.983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51cm" chart:style-name="ch8">
              <text:p>Value</text:p>
            </chart:title>
            <chart:grid chart:style-name="ch9" chart:class="major"/>
          </chart:axis>
          <chart:series chart:style-name="ch10" chart:values-cell-range-address="Sheet1.C33:Sheet1.C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47:Sheet1.C50" chart:label-cell-address="Sheet1.E158:Sheet1.E158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E158:Sheet1.E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36.94">
                <text:p>36.94</text:p>
                <draw:g>
                  <svg:desc>Sheet1.C33:Sheet1.C37</svg:desc>
                </draw:g>
              </table:table-cell>
              <table:table-cell office:value-type="float" office:value="20.09">
                <text:p>20.09</text:p>
                <draw:g>
                  <svg:desc>Sheet1.C47:Sheet1.C50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26.67">
                <text:p>26.67</text:p>
              </table:table-cell>
              <table:table-cell office:value-type="float" office:value="19.23">
                <text:p>19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39.26">
                <text:p>39.26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2.57">
                <text:p>32.57</text:p>
              </table:table-cell>
              <table:table-cell office:value-type="float" office:value="34.94">
                <text:p>34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Office Environment Datasets</text:p>
        </chart:title>
        <chart:legend chart:legend-position="end" svg:x="1.007cm" svg:y="0.498cm" chart:style-name="ch3"/>
        <chart:plot-area chart:style-name="ch4" table:cell-range-address="Sheet1.A167:Sheet1.A171 Sheet1.D158:Sheet1.E158 Sheet1.E33:Sheet1.E37 Sheet1.E47:Sheet1.E50 Sheet3.L3:Sheet3.L3 Sheet3.N1:Sheet3.N5" chart:data-source-has-labels="both" svg:x="1.42cm" svg:y="2.218cm" svg:width="14.876cm" svg:height="6.605cm">
          <chartooo:coordinate-region svg:x="2.703cm" svg:y="2.418cm" svg:width="13.593cm" svg:height="5.36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67:Sheet1.A171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E33:Sheet1.E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E47:Sheet1.E50" chart:label-cell-address="Sheet1.E158:Sheet1.E158" chart:class="chart:bar">
            <chart:data-point chart:repeated="4"/>
          </chart:series>
          <chart:series chart:style-name="ch13" chart:values-cell-range-address="Sheet3.N1:Sheet3.N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E158:Sheet1.E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7:Sheet1.A171</svg:desc>
                </draw:g>
              </table:table-cell>
              <table:table-cell office:value-type="float" office:value="133.18">
                <text:p>133.18</text:p>
                <draw:g>
                  <svg:desc>Sheet1.E33:Sheet1.E37</svg:desc>
                </draw:g>
              </table:table-cell>
              <table:table-cell office:value-type="float" office:value="51.45">
                <text:p>51.45</text:p>
                <draw:g>
                  <svg:desc>Sheet1.E47:Sheet1.E50</svg:desc>
                </draw:g>
              </table:table-cell>
              <table:table-cell office:value-type="float" office:value="NaN">
                <text:p>NaN</text:p>
                <draw:g>
                  <svg:desc>Sheet3.N1:Sheet3.N5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131.01">
                <text:p>131.01</text:p>
              </table:table-cell>
              <table:table-cell office:value-type="float" office:value="51.87">
                <text:p>51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69.02">
                <text:p>169.02</text:p>
              </table:table-cell>
              <table:table-cell office:value-type="float" office:value="84.43">
                <text:p>84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01.07">
                <text:p>101.07</text:p>
              </table:table-cell>
              <table:table-cell office:value-type="float" office:value="53.4">
                <text:p>5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9.43">
                <text:p>69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4.108cm" svg:y="0.345cm" chart:style-name="ch2">
          <text:p>The Mean Total Number of Matches for image pairs for each 
algorithm in the Office Environment Datasets</text:p>
        </chart:title>
        <chart:legend chart:legend-position="end" svg:x="1.187cm" svg:y="0.544cm" chart:style-name="ch3"/>
        <chart:plot-area chart:style-name="ch4" table:cell-range-address="Sheet1.A161:Sheet1.A165 Sheet1.D158:Sheet1.E158 Sheet1.B33:Sheet1.B37 Sheet1.B47:Sheet1.B50 Sheet3.L3:Sheet3.L3 Sheet3.R1:Sheet3.R5" chart:data-source-has-labels="both" svg:x="1.419cm" svg:y="2.258cm" svg:width="14.812cm" svg:height="7.058cm">
          <chartooo:coordinate-region svg:x="2.702cm" svg:y="2.457cm" svg:width="13.529cm" svg:height="5.814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33:Sheet1.B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B47:Sheet1.B50" chart:label-cell-address="Sheet1.E158:Sheet1.E158" chart:class="chart:bar">
            <chart:data-point chart:repeated="4"/>
          </chart:series>
          <chart:series chart:style-name="ch13" chart:values-cell-range-address="Sheet3.R1:Sheet3.R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E158:Sheet1.E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266.36">
                <text:p>266.36</text:p>
                <draw:g>
                  <svg:desc>Sheet1.B33:Sheet1.B37</svg:desc>
                </draw:g>
              </table:table-cell>
              <table:table-cell office:value-type="float" office:value="27.72">
                <text:p>27.72</text:p>
                <draw:g>
                  <svg:desc>Sheet1.B47:Sheet1.B50</svg:desc>
                </draw:g>
              </table:table-cell>
              <table:table-cell office:value-type="float" office:value="NaN">
                <text:p>NaN</text:p>
                <draw:g>
                  <svg:desc>Sheet3.R1:Sheet3.R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262.03">
                <text:p>262.03</text:p>
              </table:table-cell>
              <table:table-cell office:value-type="float" office:value="24.68">
                <text:p>24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338.03">
                <text:p>338.03</text:p>
              </table:table-cell>
              <table:table-cell office:value-type="float" office:value="52.61">
                <text:p>52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02.14">
                <text:p>202.14</text:p>
              </table:table-cell>
              <table:table-cell office:value-type="float" office:value="45.66">
                <text:p>45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25.68">
                <text:p>2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107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4.746cm" svg:y="0.371cm" chart:style-name="ch2">
          <text:p>The Mean Ratio of Number of Valid Matches to the 
Number of Keypoints for the Office Environment Datasets</text:p>
        </chart:title>
        <chart:legend chart:legend-position="end" svg:x="1.109cm" svg:y="0.474cm" chart:style-name="ch3"/>
        <chart:plot-area chart:style-name="ch4" table:cell-range-address="Sheet1.A161:Sheet1.A165 Sheet1.D158:Sheet1.E158 Sheet1.F33:Sheet1.F37 Sheet1.F47:Sheet1.F50 Sheet3.L3:Sheet3.L3 Sheet3.K1:Sheet3.K5" chart:data-source-has-labels="both" svg:x="1.431cm" svg:y="2.362cm" svg:width="15.365cm" svg:height="8.24cm">
          <chartooo:coordinate-region svg:x="2.529cm" svg:y="2.561cm" svg:width="14.267cm" svg:height="6.996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F33:Sheet1.F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F47:Sheet1.F50" chart:label-cell-address="Sheet1.E158:Sheet1.E158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E158:Sheet1.E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277368974320468">
                <text:p>0.277368974320468</text:p>
                <draw:g>
                  <svg:desc>Sheet1.F33:Sheet1.F37</svg:desc>
                </draw:g>
              </table:table-cell>
              <table:table-cell office:value-type="float" office:value="0.39047619047619">
                <text:p>0.39047619047619</text:p>
                <draw:g>
                  <svg:desc>Sheet1.F47:Sheet1.F50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203572246393405">
                <text:p>0.203572246393405</text:p>
              </table:table-cell>
              <table:table-cell office:value-type="float" office:value="0.370734528629265">
                <text:p>0.370734528629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0.23228020352621">
                <text:p>0.23228020352621</text:p>
              </table:table-cell>
              <table:table-cell office:value-type="float" office:value="0.419282245647282">
                <text:p>0.419282245647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32225190462056">
                <text:p>0.32225190462056</text:p>
              </table:table-cell>
              <table:table-cell office:value-type="float" office:value="0.654307116104869">
                <text:p>0.654307116104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0.230447933170099">
                <text:p>0.23044793317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